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VM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2" table:default-cell-style-name="ce13"/>
        <table:table-column table:style-name="co1" table:number-columns-repeated="2" table:default-cell-style-name="Default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849" calcext:value-type="float">
            <text:p>684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819" calcext:value-type="float">
            <text:p>2819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59" calcext:value-type="float">
            <text:p>695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25" calcext:value-type="float">
            <text:p>292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75" calcext:value-type="float">
            <text:p>7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9994" calcext:value-type="float">
            <text:p>1999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9994" calcext:value-type="float">
            <text:p>1999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389" calcext:value-type="float">
            <text:p>638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389" calcext:value-type="float">
            <text:p>638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39654914177875" calcext:value-type="float">
            <text:p>0.3965491417787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313378484157506" calcext:value-type="float">
            <text:p>0.31337848415750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84193131197011" calcext:value-type="float">
            <text:p>0.984193131197011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63760683760684" calcext:value-type="float">
            <text:p>0.96376068376068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78428571428571" calcext:value-type="float">
            <text:p>0.978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39666666666667" calcext:value-type="float">
            <text:p>0.939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39984423209418" calcext:value-type="float">
            <text:p>0.39984423209418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316986012320049" calcext:value-type="float">
            <text:p>0.31698601232004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58190182910993" calcext:value-type="float">
            <text:p>0.25819018291099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27623369256948" calcext:value-type="float">
            <text:p>0.12762336925694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4142857142857" calcext:value-type="float">
            <text:p>0.994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75" calcext:value-type="float">
            <text:p>0.975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09919594733897" calcext:value-type="float">
            <text:p>0.40991959473389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25703152127783" calcext:value-type="float">
            <text:p>0.22570315212778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3623639191291" calcext:value-type="float">
            <text:p>0.99362363919129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8397277227723" calcext:value-type="float">
            <text:p>0.98839727722772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42163514384263" calcext:value-type="float">
            <text:p>0.24216351438426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42163514384263" calcext:value-type="float">
            <text:p>0.24216351438426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389418827903575" calcext:value-type="float">
            <text:p>0.38941882790357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389015739641367" calcext:value-type="float">
            <text:p>0.38901573964136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071" calcext:value-type="float">
            <text:p>1071</text:p>
          </table:table-cell>
          <table:table-cell office:value-type="float" office:value="1725" calcext:value-type="float">
            <text:p>1725</text:p>
          </table:table-cell>
          <table:table-cell office:value-type="float" office:value="818" calcext:value-type="float">
            <text:p>818</text:p>
          </table:table-cell>
          <table:table-cell office:value-type="float" office:value="2088" calcext:value-type="float">
            <text:p>2088</text:p>
          </table:table-cell>
          <table:table-cell office:value-type="float" office:value="1970" calcext:value-type="float">
            <text:p>1970</text:p>
          </table:table-cell>
          <table:table-cell office:value-type="float" office:value="8658" calcext:value-type="float">
            <text:p>8658</text:p>
          </table:table-cell>
          <table:table-cell office:value-type="float" office:value="719" calcext:value-type="float">
            <text:p>719</text:p>
          </table:table-cell>
          <table:table-cell office:value-type="float" office:value="1449" calcext:value-type="float">
            <text:p>1449</text:p>
          </table:table-cell>
          <table:table-cell office:value-type="float" office:value="694" calcext:value-type="float">
            <text:p>694</text:p>
          </table:table-cell>
          <table:table-cell office:value-type="float" office:value="6389" calcext:value-type="float">
            <text:p>638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678" calcext:value-type="float">
            <text:p>667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806" calcext:value-type="float">
            <text:p>2806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893" calcext:value-type="float">
            <text:p>689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24" calcext:value-type="float">
            <text:p>292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07" calcext:value-type="float">
            <text:p>10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76" calcext:value-type="float">
            <text:p>7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1498" calcext:value-type="float">
            <text:p>2149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1498" calcext:value-type="float">
            <text:p>2149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4885" calcext:value-type="float">
            <text:p>488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4885" calcext:value-type="float">
            <text:p>488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346373902884702" calcext:value-type="float">
            <text:p>0.34637390288470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261749991491679" calcext:value-type="float">
            <text:p>0.261749991491679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6880893660235" calcext:value-type="float">
            <text:p>0.96880893660235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59644322845417" calcext:value-type="float">
            <text:p>0.95964432284541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54" calcext:value-type="float">
            <text:p>0.95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35333333333333" calcext:value-type="float">
            <text:p>0.935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352814306683042" calcext:value-type="float">
            <text:p>0.352814306683042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265765919068849" calcext:value-type="float">
            <text:p>0.26576591906884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65" calcext:value-type="float">
            <text:p>66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42788207530555" calcext:value-type="float">
            <text:p>0.24278820753055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19728113995578" calcext:value-type="float">
            <text:p>0.11972811399557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84714285714286" calcext:value-type="float">
            <text:p>0.984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74666666666667" calcext:value-type="float">
            <text:p>0.974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89534062332231" calcext:value-type="float">
            <text:p>0.38953406233223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13259426737656" calcext:value-type="float">
            <text:p>0.21325942673765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78565705128205" calcext:value-type="float">
            <text:p>0.97856570512820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4680507962104" calcext:value-type="float">
            <text:p>0.984680507962104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185157108744267" calcext:value-type="float">
            <text:p>0.18515710874426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185157108744267" calcext:value-type="float">
            <text:p>0.18515710874426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311394422310757" calcext:value-type="float">
            <text:p>0.31139442231075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311702399183257" calcext:value-type="float">
            <text:p>0.31170239918325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849" calcext:value-type="float">
            <text:p>849</text:p>
          </table:table-cell>
          <table:table-cell office:value-type="float" office:value="1851" calcext:value-type="float">
            <text:p>1851</text:p>
          </table:table-cell>
          <table:table-cell office:value-type="float" office:value="667" calcext:value-type="float">
            <text:p>667</text:p>
          </table:table-cell>
          <table:table-cell office:value-type="float" office:value="2405" calcext:value-type="float">
            <text:p>2405</text:p>
          </table:table-cell>
          <table:table-cell office:value-type="float" office:value="2983" calcext:value-type="float">
            <text:p>2983</text:p>
          </table:table-cell>
          <table:table-cell office:value-type="float" office:value="8897" calcext:value-type="float">
            <text:p>8897</text:p>
          </table:table-cell>
          <table:table-cell office:value-type="float" office:value="559" calcext:value-type="float">
            <text:p>559</text:p>
          </table:table-cell>
          <table:table-cell office:value-type="float" office:value="1402" calcext:value-type="float">
            <text:p>1402</text:p>
          </table:table-cell>
          <table:table-cell office:value-type="float" office:value="748" calcext:value-type="float">
            <text:p>748</text:p>
          </table:table-cell>
          <table:table-cell office:value-type="float" office:value="4885" calcext:value-type="float">
            <text:p>488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554" calcext:value-type="float">
            <text:p>655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778" calcext:value-type="float">
            <text:p>277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6879" calcext:value-type="float">
            <text:p>687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24" calcext:value-type="float">
            <text:p>292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121" calcext:value-type="float">
            <text:p>12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76" calcext:value-type="float">
            <text:p>7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2519" calcext:value-type="float">
            <text:p>2251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2519" calcext:value-type="float">
            <text:p>2251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3864" calcext:value-type="float">
            <text:p>386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3864" calcext:value-type="float">
            <text:p>386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312075008237726" calcext:value-type="float">
            <text:p>0.31207500823772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226049075996324" calcext:value-type="float">
            <text:p>0.226049075996324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52754760866405" calcext:value-type="float">
            <text:p>0.952754760866405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50068399452804" calcext:value-type="float">
            <text:p>0.95006839945280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36285714285714" calcext:value-type="float">
            <text:p>0.936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26" calcext:value-type="float">
            <text:p>0.926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321810502351496" calcext:value-type="float">
            <text:p>0.321810502351496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231017935540959" calcext:value-type="float">
            <text:p>0.23101793554095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33995509898633" calcext:value-type="float">
            <text:p>0.23399550989863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14923554612271" calcext:value-type="float">
            <text:p>0.11492355461227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82714285714286" calcext:value-type="float">
            <text:p>0.982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74666666666667" calcext:value-type="float">
            <text:p>0.974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77987801527556" calcext:value-type="float">
            <text:p>0.37798780152755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05604190837816" calcext:value-type="float">
            <text:p>0.20560419083781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69636135508156" calcext:value-type="float">
            <text:p>0.96963613550815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0710659898477" calcext:value-type="float">
            <text:p>0.98071065989847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146457946404882" calcext:value-type="float">
            <text:p>0.14645794640488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146457946404882" calcext:value-type="float">
            <text:p>0.14645794640488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254478398314015" calcext:value-type="float">
            <text:p>0.25447839831401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25485604986314" calcext:value-type="float">
            <text:p>0.2548560498631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515" calcext:value-type="float">
            <text:p>2515</text:p>
          </table:table-cell>
          <table:table-cell office:value-type="float" office:value="2291" calcext:value-type="float">
            <text:p>2291</text:p>
          </table:table-cell>
          <table:table-cell office:value-type="float" office:value="274" calcext:value-type="float">
            <text:p>274</text:p>
          </table:table-cell>
          <table:table-cell office:value-type="float" office:value="2882" calcext:value-type="float">
            <text:p>2882</text:p>
          </table:table-cell>
          <table:table-cell office:value-type="float" office:value="7128" calcext:value-type="float">
            <text:p>7128</text:p>
          </table:table-cell>
          <table:table-cell office:value-type="float" office:value="3883" calcext:value-type="float">
            <text:p>3883</text:p>
          </table:table-cell>
          <table:table-cell office:value-type="float" office:value="644" calcext:value-type="float">
            <text:p>644</text:p>
          </table:table-cell>
          <table:table-cell office:value-type="float" office:value="1391" calcext:value-type="float">
            <text:p>1391</text:p>
          </table:table-cell>
          <table:table-cell office:value-type="float" office:value="651" calcext:value-type="float">
            <text:p>651</text:p>
          </table:table-cell>
          <table:table-cell office:value-type="float" office:value="3864" calcext:value-type="float">
            <text:p>386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905" calcext:value-type="float">
            <text:p>690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832" calcext:value-type="float">
            <text:p>283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74" calcext:value-type="float">
            <text:p>697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20" calcext:value-type="float">
            <text:p>292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80" calcext:value-type="float">
            <text:p>8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8847" calcext:value-type="float">
            <text:p>18847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8847" calcext:value-type="float">
            <text:p>18847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7536" calcext:value-type="float">
            <text:p>753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7536" calcext:value-type="float">
            <text:p>7536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432585447682952" calcext:value-type="float">
            <text:p>0.43258544768295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352857094238165" calcext:value-type="float">
            <text:p>0.35285709423816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90106108402638" calcext:value-type="float">
            <text:p>0.990106108402638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6986301369863" calcext:value-type="float">
            <text:p>0.9698630136986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86428571428571" calcext:value-type="float">
            <text:p>0.986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44" calcext:value-type="float">
            <text:p>0.944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434652367971722" calcext:value-type="float">
            <text:p>0.434652367971722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355852023278767" calcext:value-type="float">
            <text:p>0.35585202327876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700902366291" calcext:value-type="float">
            <text:p>0.270090236629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34148022235494" calcext:value-type="float">
            <text:p>0.13414802223549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6285714285714" calcext:value-type="float">
            <text:p>0.996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73333333333333" calcext:value-type="float">
            <text:p>0.973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24971816824594" calcext:value-type="float">
            <text:p>0.42497181682459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35797633948399" calcext:value-type="float">
            <text:p>0.235797633948399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6561756149167" calcext:value-type="float">
            <text:p>0.99656175614916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89495798319328" calcext:value-type="float">
            <text:p>0.98949579831932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285638479323807" calcext:value-type="float">
            <text:p>0.28563847932380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285638479323807" calcext:value-type="float">
            <text:p>0.28563847932380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444012372956253" calcext:value-type="float">
            <text:p>0.44401237295625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443307156092826" calcext:value-type="float">
            <text:p>0.44330715609282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886" calcext:value-type="float">
            <text:p>1886</text:p>
          </table:table-cell>
          <table:table-cell office:value-type="float" office:value="1696" calcext:value-type="float">
            <text:p>1696</text:p>
          </table:table-cell>
          <table:table-cell office:value-type="float" office:value="658" calcext:value-type="float">
            <text:p>658</text:p>
          </table:table-cell>
          <table:table-cell office:value-type="float" office:value="2948" calcext:value-type="float">
            <text:p>2948</text:p>
          </table:table-cell>
          <table:table-cell office:value-type="float" office:value="1826" calcext:value-type="float">
            <text:p>1826</text:p>
          </table:table-cell>
          <table:table-cell office:value-type="float" office:value="6405" calcext:value-type="float">
            <text:p>6405</text:p>
          </table:table-cell>
          <table:table-cell office:value-type="float" office:value="481" calcext:value-type="float">
            <text:p>481</text:p>
          </table:table-cell>
          <table:table-cell office:value-type="float" office:value="1377" calcext:value-type="float">
            <text:p>1377</text:p>
          </table:table-cell>
          <table:table-cell office:value-type="float" office:value="1021" calcext:value-type="float">
            <text:p>1021</text:p>
          </table:table-cell>
          <table:table-cell office:value-type="float" office:value="7536" calcext:value-type="float">
            <text:p>753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724" calcext:value-type="float">
            <text:p>672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808" calcext:value-type="float">
            <text:p>280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6927" calcext:value-type="float">
            <text:p>692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29" calcext:value-type="float">
            <text:p>2929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73" calcext:value-type="float">
            <text:p>7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71" calcext:value-type="float">
            <text:p>71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1314" calcext:value-type="float">
            <text:p>2131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1314" calcext:value-type="float">
            <text:p>2131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5069" calcext:value-type="float">
            <text:p>506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5069" calcext:value-type="float">
            <text:p>506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353263637180601" calcext:value-type="float">
            <text:p>0.35326363718060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268080182418405" calcext:value-type="float">
            <text:p>0.26808018241840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70694384293345" calcext:value-type="float">
            <text:p>0.970694384293345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5868897234551" calcext:value-type="float">
            <text:p>0.9586889723455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60571428571429" calcext:value-type="float">
            <text:p>0.960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36" calcext:value-type="float">
            <text:p>0.936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359344576580894" calcext:value-type="float">
            <text:p>0.359344576580894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272198209849232" calcext:value-type="float">
            <text:p>0.27219820984923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45281682659962" calcext:value-type="float">
            <text:p>0.24528168265996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20818380563462" calcext:value-type="float">
            <text:p>0.120818380563462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89571428571428" calcext:value-type="float">
            <text:p>0.989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76333333333333" calcext:value-type="float">
            <text:p>0.976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93121648080361" calcext:value-type="float">
            <text:p>0.39312164808036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215027713541093" calcext:value-type="float">
            <text:p>0.21502771354109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85803189420459" calcext:value-type="float">
            <text:p>0.98580318942045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86186770428016" calcext:value-type="float">
            <text:p>0.98618677042801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192131296668309" calcext:value-type="float">
            <text:p>0.19213129666830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192131296668309" calcext:value-type="float">
            <text:p>0.19213129666830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321586042823156" calcext:value-type="float">
            <text:p>0.32158604282315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321606446086984" calcext:value-type="float">
            <text:p>0.32160644608698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1799" calcext:value-type="float">
            <text:p>1799</text:p>
          </table:table-cell>
          <table:table-cell office:value-type="float" office:value="2020" calcext:value-type="float">
            <text:p>2020</text:p>
          </table:table-cell>
          <table:table-cell office:value-type="float" office:value="853" calcext:value-type="float">
            <text:p>853</text:p>
          </table:table-cell>
          <table:table-cell office:value-type="float" office:value="3204" calcext:value-type="float">
            <text:p>3204</text:p>
          </table:table-cell>
          <table:table-cell office:value-type="float" office:value="2112" calcext:value-type="float">
            <text:p>2112</text:p>
          </table:table-cell>
          <table:table-cell office:value-type="float" office:value="7109" calcext:value-type="float">
            <text:p>7109</text:p>
          </table:table-cell>
          <table:table-cell office:value-type="float" office:value="682" calcext:value-type="float">
            <text:p>682</text:p>
          </table:table-cell>
          <table:table-cell office:value-type="float" office:value="1665" calcext:value-type="float">
            <text:p>1665</text:p>
          </table:table-cell>
          <table:table-cell office:value-type="float" office:value="845" calcext:value-type="float">
            <text:p>845</text:p>
          </table:table-cell>
          <table:table-cell office:value-type="float" office:value="5069" calcext:value-type="float">
            <text:p>506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527" calcext:value-type="float">
            <text:p>652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769" calcext:value-type="float">
            <text:p>2769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843" calcext:value-type="float">
            <text:p>684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2916" calcext:value-type="float">
            <text:p>2916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157" calcext:value-type="float">
            <text:p>15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84" calcext:value-type="float">
            <text:p>8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2299" calcext:value-type="float">
            <text:p>2229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2299" calcext:value-type="float">
            <text:p>2229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4084" calcext:value-type="float">
            <text:p>408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4084" calcext:value-type="float">
            <text:p>408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31785639397298" calcext:value-type="float">
            <text:p>0.3178563939729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233230099036858" calcext:value-type="float">
            <text:p>0.233230099036858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953821423352331" calcext:value-type="float">
            <text:p>0.953821423352331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949588477366255" calcext:value-type="float">
            <text:p>0.949588477366255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932428571428571" calcext:value-type="float">
            <text:p>0.932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923" calcext:value-type="float">
            <text:p>0.92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327322289788216" calcext:value-type="float">
            <text:p>0.327322289788216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238232991866045" calcext:value-type="float">
            <text:p>0.23823299186604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34815729874408" calcext:value-type="float">
            <text:p>0.23481572987440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15645449137418" calcext:value-type="float">
            <text:p>0.11564544913741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77571428571429" calcext:value-type="float">
            <text:p>0.977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72" calcext:value-type="float">
            <text:p>0.972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7867301200819" calcext:value-type="float">
            <text:p>0.3786730120081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206698564593301" calcext:value-type="float">
            <text:p>0.20669856459330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6298042914407" calcext:value-type="float">
            <text:p>0.9629804291440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79846449136276" calcext:value-type="float">
            <text:p>0.97984644913627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154796649357541" calcext:value-type="float">
            <text:p>0.15479664935754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154796649357541" calcext:value-type="float">
            <text:p>0.15479664935754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266718913270637" calcext:value-type="float">
            <text:p>0.26671891327063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267356224018854" calcext:value-type="float">
            <text:p>0.26735622401885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2982" calcext:value-type="float">
            <text:p>2982</text:p>
          </table:table-cell>
          <table:table-cell office:value-type="float" office:value="2179" calcext:value-type="float">
            <text:p>2179</text:p>
          </table:table-cell>
          <table:table-cell office:value-type="float" office:value="728" calcext:value-type="float">
            <text:p>728</text:p>
          </table:table-cell>
          <table:table-cell office:value-type="float" office:value="2532" calcext:value-type="float">
            <text:p>2532</text:p>
          </table:table-cell>
          <table:table-cell office:value-type="float" office:value="4358" calcext:value-type="float">
            <text:p>4358</text:p>
          </table:table-cell>
          <table:table-cell office:value-type="float" office:value="6033" calcext:value-type="float">
            <text:p>6033</text:p>
          </table:table-cell>
          <table:table-cell office:value-type="float" office:value="482" calcext:value-type="float">
            <text:p>482</text:p>
          </table:table-cell>
          <table:table-cell office:value-type="float" office:value="1193" calcext:value-type="float">
            <text:p>1193</text:p>
          </table:table-cell>
          <table:table-cell office:value-type="float" office:value="676" calcext:value-type="float">
            <text:p>676</text:p>
          </table:table-cell>
          <table:table-cell office:value-type="float" office:value="4084" calcext:value-type="float">
            <text:p>408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808" calcext:value-type="float">
            <text:p>680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846" calcext:value-type="float">
            <text:p>284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6950" calcext:value-type="float">
            <text:p>695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2955" calcext:value-type="float">
            <text:p>295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45" calcext:value-type="float">
            <text:p>4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0256" calcext:value-type="float">
            <text:p>2025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0256" calcext:value-type="float">
            <text:p>2025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6127" calcext:value-type="float">
            <text:p>612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6127" calcext:value-type="float">
            <text:p>612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387472665728065" calcext:value-type="float">
            <text:p>0.38747266572806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305380662287717" calcext:value-type="float">
            <text:p>0.30538066228771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79568345323741" calcext:value-type="float">
            <text:p>0.979568345323741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63113367174281" calcext:value-type="float">
            <text:p>0.96311336717428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72571428571428" calcext:value-type="float">
            <text:p>0.97257142857142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48666666666667" calcext:value-type="float">
            <text:p>0.948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39172632777162" calcext:value-type="float">
            <text:p>0.39172632777162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309090290303917" calcext:value-type="float">
            <text:p>0.30909029030391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55458354774682" calcext:value-type="float">
            <text:p>0.25545835477468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27310327000129" calcext:value-type="float">
            <text:p>0.127310327000129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2857142857143" calcext:value-type="float">
            <text:p>0.992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0.985" calcext:value-type="float">
            <text:p>0.985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406361457054318" calcext:value-type="float">
            <text:p>0.40636145705431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225477852809889" calcext:value-type="float">
            <text:p>0.225477852809889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1905455722843" calcext:value-type="float">
            <text:p>0.99190545572284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0.992709008425146" calcext:value-type="float">
            <text:p>0.99270900842514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232232877231551" calcext:value-type="float">
            <text:p>0.23223287723155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232232877231551" calcext:value-type="float">
            <text:p>0.23223287723155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376351351351351" calcext:value-type="float">
            <text:p>0.37635135135135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376409153739825" calcext:value-type="float">
            <text:p>0.37640915373982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880" calcext:value-type="float">
            <text:p>2880</text:p>
          </table:table-cell>
          <table:table-cell office:value-type="float" office:value="1480" calcext:value-type="float">
            <text:p>1480</text:p>
          </table:table-cell>
          <table:table-cell office:value-type="float" office:value="381" calcext:value-type="float">
            <text:p>381</text:p>
          </table:table-cell>
          <table:table-cell office:value-type="float" office:value="3395" calcext:value-type="float">
            <text:p>3395</text:p>
          </table:table-cell>
          <table:table-cell office:value-type="float" office:value="2034" calcext:value-type="float">
            <text:p>2034</text:p>
          </table:table-cell>
          <table:table-cell office:value-type="float" office:value="6381" calcext:value-type="float">
            <text:p>6381</text:p>
          </table:table-cell>
          <table:table-cell office:value-type="float" office:value="467" calcext:value-type="float">
            <text:p>467</text:p>
          </table:table-cell>
          <table:table-cell office:value-type="float" office:value="1560" calcext:value-type="float">
            <text:p>1560</text:p>
          </table:table-cell>
          <table:table-cell office:value-type="float" office:value="823" calcext:value-type="float">
            <text:p>823</text:p>
          </table:table-cell>
          <table:table-cell office:value-type="float" office:value="6127" calcext:value-type="float">
            <text:p>612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673" calcext:value-type="float">
            <text:p>667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825" calcext:value-type="float">
            <text:p>282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18" calcext:value-type="float">
            <text:p>691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35" calcext:value-type="float">
            <text:p>293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82" calcext:value-type="float">
            <text:p>8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65" calcext:value-type="float">
            <text:p>6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1325" calcext:value-type="float">
            <text:p>2132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1325" calcext:value-type="float">
            <text:p>2132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5058" calcext:value-type="float">
            <text:p>505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5058" calcext:value-type="float">
            <text:p>505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351406404457359" calcext:value-type="float">
            <text:p>0.35140640445735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268284382125719" calcext:value-type="float">
            <text:p>0.268284382125719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964585140213935" calcext:value-type="float">
            <text:p>0.964585140213935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6252129471891" calcext:value-type="float">
            <text:p>0.9625212947189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953285714285714" calcext:value-type="float">
            <text:p>0.953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941666666666667" calcext:value-type="float">
            <text:p>0.941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358745469250816" calcext:value-type="float">
            <text:p>0.358745469250816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272028043426471" calcext:value-type="float">
            <text:p>0.272028043426471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44945650249619" calcext:value-type="float">
            <text:p>0.24494565024961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20981038746908" calcext:value-type="float">
            <text:p>0.12098103874690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88285714285714" calcext:value-type="float">
            <text:p>0.988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78333333333333" calcext:value-type="float">
            <text:p>0.978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92588599154442" calcext:value-type="float">
            <text:p>0.39258859915444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215333822450477" calcext:value-type="float">
            <text:p>0.21533382245047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84046692607004" calcext:value-type="float">
            <text:p>0.98404669260700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87312121803631" calcext:value-type="float">
            <text:p>0.98731212180363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191714361520676" calcext:value-type="float">
            <text:p>0.19171436152067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191714361520676" calcext:value-type="float">
            <text:p>0.191714361520676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320908542968626" calcext:value-type="float">
            <text:p>0.32090854296862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321081698724053" calcext:value-type="float">
            <text:p>0.32108169872405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768" calcext:value-type="float">
            <text:p>1768</text:p>
          </table:table-cell>
          <table:table-cell office:value-type="float" office:value="1626" calcext:value-type="float">
            <text:p>1626</text:p>
          </table:table-cell>
          <table:table-cell office:value-type="float" office:value="337" calcext:value-type="float">
            <text:p>337</text:p>
          </table:table-cell>
          <table:table-cell office:value-type="float" office:value="3418" calcext:value-type="float">
            <text:p>3418</text:p>
          </table:table-cell>
          <table:table-cell office:value-type="float" office:value="2445" calcext:value-type="float">
            <text:p>2445</text:p>
          </table:table-cell>
          <table:table-cell office:value-type="float" office:value="7568" calcext:value-type="float">
            <text:p>7568</text:p>
          </table:table-cell>
          <table:table-cell office:value-type="float" office:value="765" calcext:value-type="float">
            <text:p>765</text:p>
          </table:table-cell>
          <table:table-cell office:value-type="float" office:value="1517" calcext:value-type="float">
            <text:p>1517</text:p>
          </table:table-cell>
          <table:table-cell office:value-type="float" office:value="760" calcext:value-type="float">
            <text:p>760</text:p>
          </table:table-cell>
          <table:table-cell office:value-type="float" office:value="5058" calcext:value-type="float">
            <text:p>505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513" calcext:value-type="float">
            <text:p>651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791" calcext:value-type="float">
            <text:p>2791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6843" calcext:value-type="float">
            <text:p>684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2939" calcext:value-type="float">
            <text:p>2939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157" calcext:value-type="float">
            <text:p>15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61" calcext:value-type="float">
            <text:p>61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1033" calcext:value-type="float">
            <text:p>2103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1033" calcext:value-type="float">
            <text:p>2103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5350" calcext:value-type="float">
            <text:p>535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5350" calcext:value-type="float">
            <text:p>5350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355360512835875" calcext:value-type="float">
            <text:p>0.35536051283587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27706496954021" calcext:value-type="float">
            <text:p>0.2770649695402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951775537045156" calcext:value-type="float">
            <text:p>0.951775537045156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949642735624362" calcext:value-type="float">
            <text:p>0.94964273562436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930428571428571" calcext:value-type="float">
            <text:p>0.930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930333333333333" calcext:value-type="float">
            <text:p>0.930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365245783782165" calcext:value-type="float">
            <text:p>0.365245783782165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28210189565395" calcext:value-type="float">
            <text:p>0.2821018956539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29" calcext:value-type="float">
            <text:p>62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45479982780887" calcext:value-type="float">
            <text:p>0.24547998278088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22601368262973" calcext:value-type="float">
            <text:p>0.12260136826297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77571428571429" calcext:value-type="float">
            <text:p>0.977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79666666666667" calcext:value-type="float">
            <text:p>0.979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92418855373323" calcext:value-type="float">
            <text:p>0.39241885537332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217929704879134" calcext:value-type="float">
            <text:p>0.217929704879134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71490829852914" calcext:value-type="float">
            <text:p>0.97149082985291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88726667898725" calcext:value-type="float">
            <text:p>0.98872666789872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202782094530569" calcext:value-type="float">
            <text:p>0.2027820945305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202782094530569" calcext:value-type="float">
            <text:p>0.20278209453056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335528378802132" calcext:value-type="float">
            <text:p>0.33552837880213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336541485814934" calcext:value-type="float">
            <text:p>0.33654148581493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3245" calcext:value-type="float">
            <text:p>3245</text:p>
          </table:table-cell>
          <table:table-cell office:value-type="float" office:value="1935" calcext:value-type="float">
            <text:p>1935</text:p>
          </table:table-cell>
          <table:table-cell office:value-type="float" office:value="497" calcext:value-type="float">
            <text:p>497</text:p>
          </table:table-cell>
          <table:table-cell office:value-type="float" office:value="3992" calcext:value-type="float">
            <text:p>3992</text:p>
          </table:table-cell>
          <table:table-cell office:value-type="float" office:value="3660" calcext:value-type="float">
            <text:p>3660</text:p>
          </table:table-cell>
          <table:table-cell office:value-type="float" office:value="4364" calcext:value-type="float">
            <text:p>4364</text:p>
          </table:table-cell>
          <table:table-cell office:value-type="float" office:value="634" calcext:value-type="float">
            <text:p>634</text:p>
          </table:table-cell>
          <table:table-cell office:value-type="float" office:value="1161" calcext:value-type="float">
            <text:p>1161</text:p>
          </table:table-cell>
          <table:table-cell office:value-type="float" office:value="639" calcext:value-type="float">
            <text:p>639</text:p>
          </table:table-cell>
          <table:table-cell office:value-type="float" office:value="5350" calcext:value-type="float">
            <text:p>535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859" calcext:value-type="float">
            <text:p>685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854" calcext:value-type="float">
            <text:p>285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6975" calcext:value-type="float">
            <text:p>697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56" calcext:value-type="float">
            <text:p>2956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44" calcext:value-type="float">
            <text:p>4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0224" calcext:value-type="float">
            <text:p>2022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0224" calcext:value-type="float">
            <text:p>2022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6159" calcext:value-type="float">
            <text:p>615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6159" calcext:value-type="float">
            <text:p>615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38995896114789" calcext:value-type="float">
            <text:p>0.3899589611478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306741993669809" calcext:value-type="float">
            <text:p>0.306741993669809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8336917562724" calcext:value-type="float">
            <text:p>0.98336917562724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65493910690122" calcext:value-type="float">
            <text:p>0.96549391069012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79857142857143" calcext:value-type="float">
            <text:p>0.979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51333333333333" calcext:value-type="float">
            <text:p>0.951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393433783662343" calcext:value-type="float">
            <text:p>0.393433783662343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310213388694143" calcext:value-type="float">
            <text:p>0.31021338869414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56443251590132" calcext:value-type="float">
            <text:p>0.25644325159013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27523727351165" calcext:value-type="float">
            <text:p>0.12752372735116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6428571428571" calcext:value-type="float">
            <text:p>0.996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85333333333333" calcext:value-type="float">
            <text:p>0.985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407906663937542" calcext:value-type="float">
            <text:p>0.40790666393754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225821237585943" calcext:value-type="float">
            <text:p>0.22582123758594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95957309184993" calcext:value-type="float">
            <text:p>0.99595730918499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2906658068676" calcext:value-type="float">
            <text:p>0.99290665806867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23344577947921" calcext:value-type="float">
            <text:p>0.2334457794792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23344577947921" calcext:value-type="float">
            <text:p>0.2334457794792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378235637301563" calcext:value-type="float">
            <text:p>0.37823563730156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378015098508562" calcext:value-type="float">
            <text:p>0.37801509850856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5754" calcext:value-type="float">
            <text:p>5754</text:p>
          </table:table-cell>
          <table:table-cell office:value-type="float" office:value="1444" calcext:value-type="float">
            <text:p>1444</text:p>
          </table:table-cell>
          <table:table-cell office:value-type="float" office:value="272" calcext:value-type="float">
            <text:p>272</text:p>
          </table:table-cell>
          <table:table-cell office:value-type="float" office:value="3026" calcext:value-type="float">
            <text:p>3026</text:p>
          </table:table-cell>
          <table:table-cell office:value-type="float" office:value="1053" calcext:value-type="float">
            <text:p>1053</text:p>
          </table:table-cell>
          <table:table-cell office:value-type="float" office:value="5353" calcext:value-type="float">
            <text:p>5353</text:p>
          </table:table-cell>
          <table:table-cell office:value-type="float" office:value="432" calcext:value-type="float">
            <text:p>432</text:p>
          </table:table-cell>
          <table:table-cell office:value-type="float" office:value="1385" calcext:value-type="float">
            <text:p>1385</text:p>
          </table:table-cell>
          <table:table-cell office:value-type="float" office:value="715" calcext:value-type="float">
            <text:p>715</text:p>
          </table:table-cell>
          <table:table-cell office:value-type="float" office:value="6159" calcext:value-type="float">
            <text:p>615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45]+[.E246]+[.F247]+[.G248]+[.H249]+[.I250]+[.J251]+[.K252]+[.L253]+[.M254]" office:value-type="float" office:value="6751" calcext:value-type="float">
            <text:p>675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55]+[.E256]+[.F257]+[.G258]+[.H259]+[.I260]+[.J261]+[.K262]+[.L263]+[.M264]" office:value-type="float" office:value="2828" calcext:value-type="float">
            <text:p>282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45:.M254])" office:value-type="float" office:value="6950" calcext:value-type="float">
            <text:p>695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55:.M264])" office:value-type="float" office:value="2944" calcext:value-type="float">
            <text:p>2944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45:.N254])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55:.N264])" office:value-type="float" office:value="56" calcext:value-type="float">
            <text:p>5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2112" calcext:value-type="float">
            <text:p>2211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2112" calcext:value-type="float">
            <text:p>2211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4271" calcext:value-type="float">
            <text:p>427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4271" calcext:value-type="float">
            <text:p>427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45]+[.Q249])/([.Q246]+[.Q247]+[.Q248]+[.Q249])" office:value-type="float" office:value="0.330168049606087" calcext:value-type="float">
            <text:p>0.33016804960608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45]+[.T249])/([.T246]+[.T247]+[.T248]+[.T249])" office:value-type="float" office:value="0.241602287036722" calcext:value-type="float">
            <text:p>0.24160228703672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245]/[.Q246]" office:value-type="float" office:value="0.97136690647482" calcext:value-type="float">
            <text:p>0.97136690647482</text:p>
          </table:table-cell>
          <table:table-cell/>
          <table:table-cell office:value-type="string" calcext:value-type="string">
            <text:p>Fine Accuracy</text:p>
          </table:table-cell>
          <table:table-cell table:formula="of:=[.T245]/[.T246]" office:value-type="float" office:value="0.960597826086956" calcext:value-type="float">
            <text:p>0.96059782608695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45]/([.Q246]+[.Q247])" office:value-type="float" office:value="0.964428571428571" calcext:value-type="float">
            <text:p>0.964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45]/([.T246]+[.T247])" office:value-type="float" office:value="0.942666666666667" calcext:value-type="float">
            <text:p>0.942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curacy</text:p>
          </table:table-cell>
          <table:table-cell table:formula="of:=([.Q246]+[.Q249])/([.Q246]+[.Q247]+[.Q248]+[.Q249])" office:value-type="float" office:value="0.336129167540365" calcext:value-type="float">
            <text:p>0.336129167540365</text:p>
          </table:table-cell>
          <table:table-cell/>
          <table:table-cell office:value-type="string" calcext:value-type="string">
            <text:p>Accuracy</text:p>
          </table:table-cell>
          <table:table-cell table:formula="of:=([.T246]+[.T249])/([.T246]+[.T247]+[.T248]+[.T249])" office:value-type="float" office:value="0.245550148044788" calcext:value-type="float">
            <text:p>0.24555014804478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46]/([.Q246]+[.Q248])" office:value-type="float" office:value="0.23914389924988" calcext:value-type="float">
            <text:p>0.2391438992498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46]/([.T246]+[.T248])" office:value-type="float" office:value="0.11749680715198" calcext:value-type="float">
            <text:p>0.1174968071519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46]/([.Q246]+[.Q247])" office:value-type="float" office:value="0.992857142857143" calcext:value-type="float">
            <text:p>0.992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46]/([.T246]+[.T247])" office:value-type="float" office:value="0.981333333333333" calcext:value-type="float">
            <text:p>0.981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54]*[.Q255])/([.Q254]+[.Q255]))" office:value-type="float" office:value="0.385447285230991" calcext:value-type="float">
            <text:p>0.38544728523099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54]*[.T255])/([.T254]+[.T255]))" office:value-type="float" office:value="0.209865982321072" calcext:value-type="float">
            <text:p>0.20986598232107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49]/([.Q249]+[.Q247])" office:value-type="float" office:value="0.988428604489701" calcext:value-type="float">
            <text:p>0.98842860448970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49]/([.T249]+[.T247])" office:value-type="float" office:value="0.987058007857638" calcext:value-type="float">
            <text:p>0.98705800785763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49]/([.Q249]+[.Q248])" office:value-type="float" office:value="0.161884546867301" calcext:value-type="float">
            <text:p>0.16188454686730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49]/([.T249]+[.T248])" office:value-type="float" office:value="0.161884546867301" calcext:value-type="float">
            <text:p>0.161884546867301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57]*[.Q258])/([.Q257]+[.Q258]))" office:value-type="float" office:value="0.278204794163627" calcext:value-type="float">
            <text:p>0.27820479416362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57]*[.T258])/([.T257]+[.T258]))" office:value-type="float" office:value="0.278150439596223" calcext:value-type="float">
            <text:p>0.27815043959622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2029" calcext:value-type="float">
            <text:p>2029</text:p>
          </table:table-cell>
          <table:table-cell office:value-type="float" office:value="1866" calcext:value-type="float">
            <text:p>1866</text:p>
          </table:table-cell>
          <table:table-cell office:value-type="float" office:value="425" calcext:value-type="float">
            <text:p>425</text:p>
          </table:table-cell>
          <table:table-cell office:value-type="float" office:value="3718" calcext:value-type="float">
            <text:p>3718</text:p>
          </table:table-cell>
          <table:table-cell office:value-type="float" office:value="3094" calcext:value-type="float">
            <text:p>3094</text:p>
          </table:table-cell>
          <table:table-cell office:value-type="float" office:value="7773" calcext:value-type="float">
            <text:p>7773</text:p>
          </table:table-cell>
          <table:table-cell office:value-type="float" office:value="486" calcext:value-type="float">
            <text:p>486</text:p>
          </table:table-cell>
          <table:table-cell office:value-type="float" office:value="1236" calcext:value-type="float">
            <text:p>1236</text:p>
          </table:table-cell>
          <table:table-cell office:value-type="float" office:value="599" calcext:value-type="float">
            <text:p>599</text:p>
          </table:table-cell>
          <table:table-cell office:value-type="float" office:value="4271" calcext:value-type="float">
            <text:p>427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69]+[.E270]+[.F271]+[.G272]+[.H273]+[.I274]+[.J275]+[.K276]+[.L277]+[.M278]" office:value-type="float" office:value="6604" calcext:value-type="float">
            <text:p>660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79]+[.E280]+[.F281]+[.G282]+[.H283]+[.I284]+[.J285]+[.K286]+[.L287]+[.M288]" office:value-type="float" office:value="2796" calcext:value-type="float">
            <text:p>2796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69:.M278])" office:value-type="float" office:value="6885" calcext:value-type="float">
            <text:p>688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79:.M288])" office:value-type="float" office:value="2932" calcext:value-type="float">
            <text:p>2932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69:.N278])" office:value-type="float" office:value="115" calcext:value-type="float">
            <text:p>115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79:.N288])" office:value-type="float" office:value="68" calcext:value-type="float">
            <text:p>68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2515" calcext:value-type="float">
            <text:p>2251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2515" calcext:value-type="float">
            <text:p>2251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3868" calcext:value-type="float">
            <text:p>386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3868" calcext:value-type="float">
            <text:p>386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69]+[.Q273])/([.Q270]+[.Q271]+[.Q272]+[.Q273])" office:value-type="float" office:value="0.313692598028937" calcext:value-type="float">
            <text:p>0.31369259802893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69]+[.T273])/([.T270]+[.T271]+[.T272]+[.T273])" office:value-type="float" office:value="0.226797808256475" calcext:value-type="float">
            <text:p>0.22679780825647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ne Accuracy</text:p>
          </table:table-cell>
          <table:table-cell table:formula="of:=[.Q269]/[.Q270]" office:value-type="float" office:value="0.95918663761801" calcext:value-type="float">
            <text:p>0.95918663761801</text:p>
          </table:table-cell>
          <table:table-cell/>
          <table:table-cell office:value-type="string" calcext:value-type="string">
            <text:p>Fine Accuracy</text:p>
          </table:table-cell>
          <table:table-cell table:formula="of:=[.T269]/[.T270]" office:value-type="float" office:value="0.953615279672578" calcext:value-type="float">
            <text:p>0.95361527967257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69]/([.Q270]+[.Q271])" office:value-type="float" office:value="0.943428571428571" calcext:value-type="float">
            <text:p>0.943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69]/([.T270]+[.T271])" office:value-type="float" office:value="0.932" calcext:value-type="float">
            <text:p>0.932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curacy</text:p>
          </table:table-cell>
          <table:table-cell table:formula="of:=([.Q270]+[.Q273])/([.Q270]+[.Q271]+[.Q272]+[.Q273])" office:value-type="float" office:value="0.322110056016535" calcext:value-type="float">
            <text:p>0.322110056016535</text:p>
          </table:table-cell>
          <table:table-cell/>
          <table:table-cell office:value-type="string" calcext:value-type="string">
            <text:p>Accuracy</text:p>
          </table:table-cell>
          <table:table-cell table:formula="of:=([.T270]+[.T273])/([.T270]+[.T271]+[.T272]+[.T273])" office:value-type="float" office:value="0.231426334955587" calcext:value-type="float">
            <text:p>0.23142633495558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70]/([.Q270]+[.Q272])" office:value-type="float" office:value="0.234183673469388" calcext:value-type="float">
            <text:p>0.23418367346938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70]/([.T270]+[.T272])" office:value-type="float" office:value="0.115219868746807" calcext:value-type="float">
            <text:p>0.115219868746807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70]/([.Q270]+[.Q271])" office:value-type="float" office:value="0.983571428571429" calcext:value-type="float">
            <text:p>0.983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70]/([.T270]+[.T271])" office:value-type="float" office:value="0.977333333333333" calcext:value-type="float">
            <text:p>0.977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78]*[.Q279])/([.Q278]+[.Q279]))" office:value-type="float" office:value="0.378296703296703" calcext:value-type="float">
            <text:p>0.37829670329670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78]*[.T279])/([.T278]+[.T279]))" office:value-type="float" office:value="0.206137729813337" calcext:value-type="float">
            <text:p>0.20613772981333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73]/([.Q273]+[.Q271])" office:value-type="float" office:value="0.971127290986694" calcext:value-type="float">
            <text:p>0.97112729098669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73]/([.T273]+[.T271])" office:value-type="float" office:value="0.982723577235772" calcext:value-type="float">
            <text:p>0.98272357723577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73]/([.Q273]+[.Q272])" office:value-type="float" office:value="0.146609559185839" calcext:value-type="float">
            <text:p>0.14660955918583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73]/([.T273]+[.T272])" office:value-type="float" office:value="0.146609559185839" calcext:value-type="float">
            <text:p>0.14660955918583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81]*[.Q282])/([.Q281]+[.Q282]))" office:value-type="float" office:value="0.254758611605085" calcext:value-type="float">
            <text:p>0.25475861160508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81]*[.T282])/([.T281]+[.T282]))" office:value-type="float" office:value="0.255153534087536" calcext:value-type="float">
            <text:p>0.25515353408753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990" calcext:value-type="float">
            <text:p>1990</text:p>
          </table:table-cell>
          <table:table-cell office:value-type="float" office:value="2257" calcext:value-type="float">
            <text:p>2257</text:p>
          </table:table-cell>
          <table:table-cell office:value-type="float" office:value="515" calcext:value-type="float">
            <text:p>515</text:p>
          </table:table-cell>
          <table:table-cell office:value-type="float" office:value="3215" calcext:value-type="float">
            <text:p>3215</text:p>
          </table:table-cell>
          <table:table-cell office:value-type="float" office:value="4194" calcext:value-type="float">
            <text:p>4194</text:p>
          </table:table-cell>
          <table:table-cell office:value-type="float" office:value="7010" calcext:value-type="float">
            <text:p>7010</text:p>
          </table:table-cell>
          <table:table-cell office:value-type="float" office:value="488" calcext:value-type="float">
            <text:p>488</text:p>
          </table:table-cell>
          <table:table-cell office:value-type="float" office:value="1324" calcext:value-type="float">
            <text:p>1324</text:p>
          </table:table-cell>
          <table:table-cell office:value-type="float" office:value="553" calcext:value-type="float">
            <text:p>553</text:p>
          </table:table-cell>
          <table:table-cell office:value-type="float" office:value="3868" calcext:value-type="float">
            <text:p>386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RF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4" table:default-cell-style-name="ce13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3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998" calcext:value-type="float">
            <text:p>699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54" calcext:value-type="float">
            <text:p>275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98" calcext:value-type="float">
            <text:p>699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875" calcext:value-type="float">
            <text:p>287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125" calcext:value-type="float">
            <text:p>12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9434" calcext:value-type="float">
            <text:p>1943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9434" calcext:value-type="float">
            <text:p>1943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949" calcext:value-type="float">
            <text:p>694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6949" calcext:value-type="float">
            <text:p>694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417787496630021" calcext:value-type="float">
            <text:p>0.41778749663002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330224960010891" calcext:value-type="float">
            <text:p>0.33022496001089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57913043478261" calcext:value-type="float">
            <text:p>0.95791304347826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99714285714286" calcext:value-type="float">
            <text:p>0.999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18" calcext:value-type="float">
            <text:p>0.918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417787496630021" calcext:value-type="float">
            <text:p>0.417787496630021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334342987441718" calcext:value-type="float">
            <text:p>0.33434298744171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64754842615012" calcext:value-type="float">
            <text:p>0.26475484261501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28871755793626" calcext:value-type="float">
            <text:p>0.128871755793626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9714285714286" calcext:value-type="float">
            <text:p>0.999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58333333333333" calcext:value-type="float">
            <text:p>0.958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18640823163436" calcext:value-type="float">
            <text:p>0.41864082316343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27191908016911" calcext:value-type="float">
            <text:p>0.22719190801691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9712271615595" calcext:value-type="float">
            <text:p>0.999712271615595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2329657902177" calcext:value-type="float">
            <text:p>0.98232965790217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263389303718303" calcext:value-type="float">
            <text:p>0.26338930371830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263389303718303" calcext:value-type="float">
            <text:p>0.26338930371830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416931661366773" calcext:value-type="float">
            <text:p>0.41693166136677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415398870191589" calcext:value-type="float">
            <text:p>0.41539887019158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114" calcext:value-type="float">
            <text:p>1114</text:p>
          </table:table-cell>
          <table:table-cell office:value-type="float" office:value="2741" calcext:value-type="float">
            <text:p>2741</text:p>
          </table:table-cell>
          <table:table-cell office:value-type="float" office:value="230" calcext:value-type="float">
            <text:p>230</text:p>
          </table:table-cell>
          <table:table-cell office:value-type="float" office:value="4585" calcext:value-type="float">
            <text:p>4585</text:p>
          </table:table-cell>
          <table:table-cell office:value-type="float" office:value="5236" calcext:value-type="float">
            <text:p>5236</text:p>
          </table:table-cell>
          <table:table-cell office:value-type="float" office:value="3563" calcext:value-type="float">
            <text:p>3563</text:p>
          </table:table-cell>
          <table:table-cell office:value-type="float" office:value="107" calcext:value-type="float">
            <text:p>107</text:p>
          </table:table-cell>
          <table:table-cell office:value-type="float" office:value="621" calcext:value-type="float">
            <text:p>621</text:p>
          </table:table-cell>
          <table:table-cell office:value-type="float" office:value="550" calcext:value-type="float">
            <text:p>550</text:p>
          </table:table-cell>
          <table:table-cell office:value-type="float" office:value="6949" calcext:value-type="float">
            <text:p>694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745" calcext:value-type="float">
            <text:p>274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870" calcext:value-type="float">
            <text:p>287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130" calcext:value-type="float">
            <text:p>13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9186" calcext:value-type="float">
            <text:p>1918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9186" calcext:value-type="float">
            <text:p>1918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7197" calcext:value-type="float">
            <text:p>719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7197" calcext:value-type="float">
            <text:p>719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425246382889495" calcext:value-type="float">
            <text:p>0.42524638288949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338358915018888" calcext:value-type="float">
            <text:p>0.338358915018888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56445993031359" calcext:value-type="float">
            <text:p>0.95644599303135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15" calcext:value-type="float">
            <text:p>0.915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425246382889495" calcext:value-type="float">
            <text:p>0.425246382889495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342613075587925" calcext:value-type="float">
            <text:p>0.34261307558792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67290433454268" calcext:value-type="float">
            <text:p>0.26729043345426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30123322451941" calcext:value-type="float">
            <text:p>0.13012332245194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56666666666667" calcext:value-type="float">
            <text:p>0.956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21817086032846" calcext:value-type="float">
            <text:p>0.42181708603284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29086845466156" calcext:value-type="float">
            <text:p>0.22908684546615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99861072520144" calcext:value-type="float">
            <text:p>0.99986107252014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2257404121742" calcext:value-type="float">
            <text:p>0.98225740412174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272789296137664" calcext:value-type="float">
            <text:p>0.27278929613766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272789296137664" calcext:value-type="float">
            <text:p>0.27278929613766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42863524016557" calcext:value-type="float">
            <text:p>0.4286352401655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426994956986057" calcext:value-type="float">
            <text:p>0.42699495698605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640" calcext:value-type="float">
            <text:p>1640</text:p>
          </table:table-cell>
          <table:table-cell office:value-type="float" office:value="3335" calcext:value-type="float">
            <text:p>3335</text:p>
          </table:table-cell>
          <table:table-cell office:value-type="float" office:value="290" calcext:value-type="float">
            <text:p>290</text:p>
          </table:table-cell>
          <table:table-cell office:value-type="float" office:value="4356" calcext:value-type="float">
            <text:p>4356</text:p>
          </table:table-cell>
          <table:table-cell office:value-type="float" office:value="3891" calcext:value-type="float">
            <text:p>3891</text:p>
          </table:table-cell>
          <table:table-cell office:value-type="float" office:value="3825" calcext:value-type="float">
            <text:p>3825</text:p>
          </table:table-cell>
          <table:table-cell office:value-type="float" office:value="111" calcext:value-type="float">
            <text:p>111</text:p>
          </table:table-cell>
          <table:table-cell office:value-type="float" office:value="547" calcext:value-type="float">
            <text:p>547</text:p>
          </table:table-cell>
          <table:table-cell office:value-type="float" office:value="428" calcext:value-type="float">
            <text:p>428</text:p>
          </table:table-cell>
          <table:table-cell office:value-type="float" office:value="7197" calcext:value-type="float">
            <text:p>719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0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769" calcext:value-type="float">
            <text:p>2769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895" calcext:value-type="float">
            <text:p>2895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105" calcext:value-type="float">
            <text:p>10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0048" calcext:value-type="float">
            <text:p>2004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0048" calcext:value-type="float">
            <text:p>2004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6335" calcext:value-type="float">
            <text:p>633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6335" calcext:value-type="float">
            <text:p>633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399454812329629" calcext:value-type="float">
            <text:p>0.39945481232962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309839022564068" calcext:value-type="float">
            <text:p>0.309839022564068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56476683937824" calcext:value-type="float">
            <text:p>0.95647668393782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23" calcext:value-type="float">
            <text:p>0.92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399454812329629" calcext:value-type="float">
            <text:p>0.399454812329629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314127216417656" calcext:value-type="float">
            <text:p>0.31412721641765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5879917184265" calcext:value-type="float">
            <text:p>0.2587991718426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26182277818943" calcext:value-type="float">
            <text:p>0.12618227781894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65" calcext:value-type="float">
            <text:p>0.965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411184210526316" calcext:value-type="float">
            <text:p>0.41118421052631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23181590409744" calcext:value-type="float">
            <text:p>0.223181590409744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3695652173913" calcext:value-type="float">
            <text:p>0.9836956521739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240116741841337" calcext:value-type="float">
            <text:p>0.24011674184133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240116741841337" calcext:value-type="float">
            <text:p>0.24011674184133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387248609328199" calcext:value-type="float">
            <text:p>0.38724860932819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386009810194071" calcext:value-type="float">
            <text:p>0.386009810194071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566" calcext:value-type="float">
            <text:p>1566</text:p>
          </table:table-cell>
          <table:table-cell office:value-type="float" office:value="3651" calcext:value-type="float">
            <text:p>3651</text:p>
          </table:table-cell>
          <table:table-cell office:value-type="float" office:value="377" calcext:value-type="float">
            <text:p>377</text:p>
          </table:table-cell>
          <table:table-cell office:value-type="float" office:value="4608" calcext:value-type="float">
            <text:p>4608</text:p>
          </table:table-cell>
          <table:table-cell office:value-type="float" office:value="3250" calcext:value-type="float">
            <text:p>3250</text:p>
          </table:table-cell>
          <table:table-cell office:value-type="float" office:value="4472" calcext:value-type="float">
            <text:p>4472</text:p>
          </table:table-cell>
          <table:table-cell office:value-type="float" office:value="80" calcext:value-type="float">
            <text:p>80</text:p>
          </table:table-cell>
          <table:table-cell office:value-type="float" office:value="619" calcext:value-type="float">
            <text:p>619</text:p>
          </table:table-cell>
          <table:table-cell office:value-type="float" office:value="441" calcext:value-type="float">
            <text:p>441</text:p>
          </table:table-cell>
          <table:table-cell office:value-type="float" office:value="6335" calcext:value-type="float">
            <text:p>633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822" calcext:value-type="float">
            <text:p>282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37" calcext:value-type="float">
            <text:p>293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63" calcext:value-type="float">
            <text:p>6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0822" calcext:value-type="float">
            <text:p>2082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0822" calcext:value-type="float">
            <text:p>2082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5561" calcext:value-type="float">
            <text:p>556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5561" calcext:value-type="float">
            <text:p>556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376269358655603" calcext:value-type="float">
            <text:p>0.37626935865560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285301024401865" calcext:value-type="float">
            <text:p>0.28530102440186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60844399046646" calcext:value-type="float">
            <text:p>0.96084439904664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40666666666667" calcext:value-type="float">
            <text:p>0.940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376269358655603" calcext:value-type="float">
            <text:p>0.376269358655603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289214852125379" calcext:value-type="float">
            <text:p>0.28921485212537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51599453669758" calcext:value-type="float">
            <text:p>0.25159945366975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23616313817922" calcext:value-type="float">
            <text:p>0.123616313817922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79" calcext:value-type="float">
            <text:p>0.979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02044684394923" calcext:value-type="float">
            <text:p>0.40204468439492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19514929556411" calcext:value-type="float">
            <text:p>0.21951492955641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88798008534851" calcext:value-type="float">
            <text:p>0.98879800853485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210779668726074" calcext:value-type="float">
            <text:p>0.21077966872607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210779668726074" calcext:value-type="float">
            <text:p>0.21077966872607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348171800651139" calcext:value-type="float">
            <text:p>0.34817180065113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347486487330896" calcext:value-type="float">
            <text:p>0.34748648733089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363" calcext:value-type="float">
            <text:p>1363</text:p>
          </table:table-cell>
          <table:table-cell office:value-type="float" office:value="1988" calcext:value-type="float">
            <text:p>1988</text:p>
          </table:table-cell>
          <table:table-cell office:value-type="float" office:value="381" calcext:value-type="float">
            <text:p>381</text:p>
          </table:table-cell>
          <table:table-cell office:value-type="float" office:value="4395" calcext:value-type="float">
            <text:p>4395</text:p>
          </table:table-cell>
          <table:table-cell office:value-type="float" office:value="3337" calcext:value-type="float">
            <text:p>3337</text:p>
          </table:table-cell>
          <table:table-cell office:value-type="float" office:value="7088" calcext:value-type="float">
            <text:p>7088</text:p>
          </table:table-cell>
          <table:table-cell office:value-type="float" office:value="182" calcext:value-type="float">
            <text:p>182</text:p>
          </table:table-cell>
          <table:table-cell office:value-type="float" office:value="727" calcext:value-type="float">
            <text:p>727</text:p>
          </table:table-cell>
          <table:table-cell office:value-type="float" office:value="443" calcext:value-type="float">
            <text:p>443</text:p>
          </table:table-cell>
          <table:table-cell office:value-type="float" office:value="5561" calcext:value-type="float">
            <text:p>556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5" table:default-cell-style-name="ce13"/>
        <table:table-column table:style-name="co1" table:number-columns-repeated="2" table:default-cell-style-name="Default"/>
        <table:table-column table:style-name="co6" table:default-cell-style-name="ce13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788" calcext:value-type="float">
            <text:p>278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0948847973317905" calcext:value-type="float">
            <text:p>0.09488479733179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29333333333333" calcext:value-type="float">
            <text:p>0.92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929333333333333" calcext:value-type="float">
            <text:p>0.92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46680533888022" calcext:value-type="float">
            <text:p>0.34668053388802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8528240125992" calcext:value-type="float">
            <text:p>0.185282401259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2337" calcext:value-type="float">
            <text:p>2337</text:p>
          </table:table-cell>
          <table:table-cell office:value-type="float" office:value="2907" calcext:value-type="float">
            <text:p>2907</text:p>
          </table:table-cell>
          <table:table-cell office:value-type="float" office:value="1021" calcext:value-type="float">
            <text:p>1021</text:p>
          </table:table-cell>
          <table:table-cell office:value-type="float" office:value="3735" calcext:value-type="float">
            <text:p>3735</text:p>
          </table:table-cell>
          <table:table-cell office:value-type="float" office:value="3774" calcext:value-type="float">
            <text:p>3774</text:p>
          </table:table-cell>
          <table:table-cell office:value-type="float" office:value="7602" calcext:value-type="float">
            <text:p>7602</text:p>
          </table:table-cell>
          <table:table-cell office:value-type="float" office:value="570" calcext:value-type="float">
            <text:p>570</text:p>
          </table:table-cell>
          <table:table-cell office:value-type="float" office:value="1837" calcext:value-type="float">
            <text:p>1837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2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691" calcext:value-type="float">
            <text:p>669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724" calcext:value-type="float">
            <text:p>272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94" calcext:value-type="float">
            <text:p>699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6" calcext:value-type="float">
            <text:p>67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994" calcext:value-type="float">
            <text:p>2599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994" calcext:value-type="float">
            <text:p>2599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389" calcext:value-type="float">
            <text:p>38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389" calcext:value-type="float">
            <text:p>3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12083994847677" calcext:value-type="float">
            <text:p>0.21208399484767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05945614811285" calcext:value-type="float">
            <text:p>0.10594561481128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56677151844438" calcext:value-type="float">
            <text:p>0.956677151844438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09515859766277" calcext:value-type="float">
            <text:p>0.90951585976627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55857142857143" calcext:value-type="float">
            <text:p>0.955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908" calcext:value-type="float">
            <text:p>0.90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21160470898361" calcext:value-type="float">
            <text:p>0.221160470898361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15168634924957" calcext:value-type="float">
            <text:p>0.11516863492495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2016490845156" calcext:value-type="float">
            <text:p>0.21201649084515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331505053641" calcext:value-type="float">
            <text:p>0.1033150505364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9142857142857" calcext:value-type="float">
            <text:p>0.99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8333333333333" calcext:value-type="float">
            <text:p>0.998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49804941482445" calcext:value-type="float">
            <text:p>0.34980494148244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87251867829566" calcext:value-type="float">
            <text:p>0.18725186782956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84810126582278" calcext:value-type="float">
            <text:p>0.98481012658227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7309644670051" calcext:value-type="float">
            <text:p>0.98730964467005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147443429481105" calcext:value-type="float">
            <text:p>0.0147443429481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147443429481105" calcext:value-type="float">
            <text:p>0.01474434294811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290537007991635" calcext:value-type="float">
            <text:p>0.02905370079916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290547858236546" calcext:value-type="float">
            <text:p>0.02905478582365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4007" calcext:value-type="float">
            <text:p>4007</text:p>
          </table:table-cell>
          <table:table-cell office:value-type="float" office:value="2136" calcext:value-type="float">
            <text:p>2136</text:p>
          </table:table-cell>
          <table:table-cell office:value-type="float" office:value="2065" calcext:value-type="float">
            <text:p>2065</text:p>
          </table:table-cell>
          <table:table-cell office:value-type="float" office:value="4185" calcext:value-type="float">
            <text:p>4185</text:p>
          </table:table-cell>
          <table:table-cell office:value-type="float" office:value="1797" calcext:value-type="float">
            <text:p>1797</text:p>
          </table:table-cell>
          <table:table-cell office:value-type="float" office:value="6426" calcext:value-type="float">
            <text:p>6426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  <table:table-cell office:value-type="float" office:value="2620" calcext:value-type="float">
            <text:p>262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3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727" calcext:value-type="float">
            <text:p>672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796" calcext:value-type="float">
            <text:p>2796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6991" calcext:value-type="float">
            <text:p>699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94" calcext:value-type="float">
            <text:p>299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891" calcext:value-type="float">
            <text:p>2589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891" calcext:value-type="float">
            <text:p>2589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492" calcext:value-type="float">
            <text:p>49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492" calcext:value-type="float">
            <text:p>4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21624779079172" calcext:value-type="float">
            <text:p>0.2162477907917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111901439607937" calcext:value-type="float">
            <text:p>0.111901439607937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62237162065513" calcext:value-type="float">
            <text:p>0.962237162065513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33867735470942" calcext:value-type="float">
            <text:p>0.9338677354709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61" calcext:value-type="float">
            <text:p>0.96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932" calcext:value-type="float">
            <text:p>0.9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24156007548752" calcext:value-type="float">
            <text:p>0.22415600754875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1864002994929" calcext:value-type="float">
            <text:p>0.1186400299492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12608722097196" calcext:value-type="float">
            <text:p>0.21260872209719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3652414748139" calcext:value-type="float">
            <text:p>0.10365241474813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98714285714286" calcext:value-type="float">
            <text:p>0.998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8" calcext:value-type="float">
            <text:p>0.99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50584223459205" calcext:value-type="float">
            <text:p>0.35058422345920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87799905911871" calcext:value-type="float">
            <text:p>0.18779990591187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82035928143712" calcext:value-type="float">
            <text:p>0.98203592814371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87951807228916" calcext:value-type="float">
            <text:p>0.98795180722891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186483720577645" calcext:value-type="float">
            <text:p>0.01864837205776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186483720577645" calcext:value-type="float">
            <text:p>0.0186483720577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366016961761643" calcext:value-type="float">
            <text:p>0.03660169617616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366057810349317" calcext:value-type="float">
            <text:p>0.03660578103493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55" calcext:value-type="float">
            <text:p>2055</text:p>
          </table:table-cell>
          <table:table-cell office:value-type="float" office:value="2946" calcext:value-type="float">
            <text:p>2946</text:p>
          </table:table-cell>
          <table:table-cell office:value-type="float" office:value="886" calcext:value-type="float">
            <text:p>886</text:p>
          </table:table-cell>
          <table:table-cell office:value-type="float" office:value="3998" calcext:value-type="float">
            <text:p>3998</text:p>
          </table:table-cell>
          <table:table-cell office:value-type="float" office:value="3760" calcext:value-type="float">
            <text:p>3760</text:p>
          </table:table-cell>
          <table:table-cell office:value-type="float" office:value="7891" calcext:value-type="float">
            <text:p>7891</text:p>
          </table:table-cell>
          <table:table-cell office:value-type="float" office:value="432" calcext:value-type="float">
            <text:p>432</text:p>
          </table:table-cell>
          <table:table-cell office:value-type="float" office:value="1647" calcext:value-type="float">
            <text:p>1647</text:p>
          </table:table-cell>
          <table:table-cell office:value-type="float" office:value="1156" calcext:value-type="float">
            <text:p>1156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4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610" calcext:value-type="float">
            <text:p>661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761" calcext:value-type="float">
            <text:p>276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037" calcext:value-type="float">
            <text:p>26037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037" calcext:value-type="float">
            <text:p>2603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346" calcext:value-type="float">
            <text:p>34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208369529401192" calcext:value-type="float">
            <text:p>0.2083695294011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105741415103972" calcext:value-type="float">
            <text:p>0.10574141510397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44690581677862" calcext:value-type="float">
            <text:p>0.944690581677862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20333333333333" calcext:value-type="float">
            <text:p>0.920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44285714285714" calcext:value-type="float">
            <text:p>0.944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920333333333333" calcext:value-type="float">
            <text:p>0.920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19962256238205" calcext:value-type="float">
            <text:p>0.219962256238205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1387537011197" calcext:value-type="float">
            <text:p>0.1138753701119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11812072410244" calcext:value-type="float">
            <text:p>0.21181207241024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3316458311809" calcext:value-type="float">
            <text:p>0.10331645831180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49552880051956" calcext:value-type="float">
            <text:p>0.34955288005195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87283453506883" calcext:value-type="float">
            <text:p>0.18728345350688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1404011461318" calcext:value-type="float">
            <text:p>0.99140401146131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131145055528181" calcext:value-type="float">
            <text:p>0.01311450555281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131145055528181" calcext:value-type="float">
            <text:p>0.0131145055528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0258865778841837" calcext:value-type="float">
            <text:p>0.02588657788418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0258894833327098" calcext:value-type="float">
            <text:p>0.0258894833327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2883" calcext:value-type="float">
            <text:p>2883</text:p>
          </table:table-cell>
          <table:table-cell office:value-type="float" office:value="2524" calcext:value-type="float">
            <text:p>2524</text:p>
          </table:table-cell>
          <table:table-cell office:value-type="float" office:value="1604" calcext:value-type="float">
            <text:p>1604</text:p>
          </table:table-cell>
          <table:table-cell office:value-type="float" office:value="4783" calcext:value-type="float">
            <text:p>4783</text:p>
          </table:table-cell>
          <table:table-cell office:value-type="float" office:value="2530" calcext:value-type="float">
            <text:p>2530</text:p>
          </table:table-cell>
          <table:table-cell office:value-type="float" office:value="7274" calcext:value-type="float">
            <text:p>7274</text:p>
          </table:table-cell>
          <table:table-cell office:value-type="float" office:value="622" calcext:value-type="float">
            <text:p>622</text:p>
          </table:table-cell>
          <table:table-cell office:value-type="float" office:value="1062" calcext:value-type="float">
            <text:p>1062</text:p>
          </table:table-cell>
          <table:table-cell office:value-type="float" office:value="1734" calcext:value-type="float">
            <text:p>1734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638" calcext:value-type="float">
            <text:p>663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787" calcext:value-type="float">
            <text:p>278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6995" calcext:value-type="float">
            <text:p>699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807" calcext:value-type="float">
            <text:p>25807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807" calcext:value-type="float">
            <text:p>2580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576" calcext:value-type="float">
            <text:p>57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216098013959201" calcext:value-type="float">
            <text:p>0.21609801395920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114453935949358" calcext:value-type="float">
            <text:p>0.11445393594935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48963545389564" calcext:value-type="float">
            <text:p>0.948963545389564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29619746497665" calcext:value-type="float">
            <text:p>0.9296197464976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48285714285714" calcext:value-type="float">
            <text:p>0.948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29" calcext:value-type="float">
            <text:p>0.92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26792079801096" calcext:value-type="float">
            <text:p>0.226792079801096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21634958989892" calcext:value-type="float">
            <text:p>0.1216349589898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13249192122432" calcext:value-type="float">
            <text:p>0.21324919212243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4079152924839" calcext:value-type="float">
            <text:p>0.10407915292483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99285714285714" calcext:value-type="float">
            <text:p>0.999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9333333333333" calcext:value-type="float">
            <text:p>0.99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51489874880659" calcext:value-type="float">
            <text:p>0.35148987488065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88523817009904" calcext:value-type="float">
            <text:p>0.18852381700990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91394148020654" calcext:value-type="float">
            <text:p>0.99139414802065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96539792387543" calcext:value-type="float">
            <text:p>0.9965397923875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218322404578706" calcext:value-type="float">
            <text:p>0.02183224045787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218322404578706" calcext:value-type="float">
            <text:p>0.02183224045787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427236315086782" calcext:value-type="float">
            <text:p>0.04272363150867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427283854456437" calcext:value-type="float">
            <text:p>0.04272838544564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682" calcext:value-type="float">
            <text:p>1682</text:p>
          </table:table-cell>
          <table:table-cell office:value-type="float" office:value="3158" calcext:value-type="float">
            <text:p>3158</text:p>
          </table:table-cell>
          <table:table-cell office:value-type="float" office:value="968" calcext:value-type="float">
            <text:p>968</text:p>
          </table:table-cell>
          <table:table-cell office:value-type="float" office:value="4471" calcext:value-type="float">
            <text:p>4471</text:p>
          </table:table-cell>
          <table:table-cell office:value-type="float" office:value="3993" calcext:value-type="float">
            <text:p>3993</text:p>
          </table:table-cell>
          <table:table-cell office:value-type="float" office:value="7539" calcext:value-type="float">
            <text:p>7539</text:p>
          </table:table-cell>
          <table:table-cell office:value-type="float" office:value="399" calcext:value-type="float">
            <text:p>399</text:p>
          </table:table-cell>
          <table:table-cell office:value-type="float" office:value="1561" calcext:value-type="float">
            <text:p>1561</text:p>
          </table:table-cell>
          <table:table-cell office:value-type="float" office:value="1049" calcext:value-type="float">
            <text:p>1049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6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566" calcext:value-type="float">
            <text:p>656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753" calcext:value-type="float">
            <text:p>275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998" calcext:value-type="float">
            <text:p>699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951" calcext:value-type="float">
            <text:p>2595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951" calcext:value-type="float">
            <text:p>2595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432" calcext:value-type="float">
            <text:p>43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209627654794356" calcext:value-type="float">
            <text:p>0.20962765479435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10839601129905" calcext:value-type="float">
            <text:p>0.108396011299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938268076593312" calcext:value-type="float">
            <text:p>0.938268076593312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917666666666667" calcext:value-type="float">
            <text:p>0.917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938" calcext:value-type="float">
            <text:p>0.93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917666666666667" calcext:value-type="float">
            <text:p>0.917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22568373124045" calcext:value-type="float">
            <text:p>0.222568373124045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16802232583467" calcext:value-type="float">
            <text:p>0.116802232583467</text:p>
          </table:table-cell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2388843363987" calcext:value-type="float">
            <text:p>0.21238884336398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3623363614383" calcext:value-type="float">
            <text:p>0.103623363614383</text:p>
          </table:table-cell>
          <table:table-cell table:style-name="ce12" office:value-type="string" calcext:value-type="string">
            <text:p>Correctly Classified</text:p>
          </table:table-cell>
          <table:table-cell table:formula="of:=[.I134]+[.J135]+[.K136]+[.L137]+[.M138]+[.N139]+[.O140]+[.P141]+[.Q142]+[.R143]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I144]+[.J145]+[.K146]+[.L147]+[.M148]+[.N149]+[.O150]+[.P151]+[.Q152]+[.R153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9714285714286" calcext:value-type="float">
            <text:p>0.99971428571428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1" calcext:value-type="float">
            <text:p>1</text:p>
          </table:table-cell>
          <table:table-cell table:style-name="ce12" office:value-type="string" calcext:value-type="string">
            <text:p>True Positives</text:p>
          </table:table-cell>
          <table:table-cell table:formula="of:=SUM([.I134:.R143])" office:value-type="float" office:value="1885.60643407547" calcext:value-type="float">
            <text:p>1885.6064340754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I144:.R153])" office:value-type="float" office:value="53629" calcext:value-type="float">
            <text:p>53629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50346692032341" calcext:value-type="float">
            <text:p>0.35034669203234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7787549685456" calcext:value-type="float">
            <text:p>0.187787549685456</text:p>
          </table:table-cell>
          <table:table-cell table:style-name="ce12" office:value-type="string" calcext:value-type="string">
            <text:p>False Negatives</text:p>
          </table:table-cell>
          <table:table-cell table:formula="of:=SUM([.S134:.S14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S144:.S153])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95391705069124" calcext:value-type="float">
            <text:p>0.99539170506912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1" calcext:value-type="float">
            <text:p>1</text:p>
          </table:table-cell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614.216187880059" calcext:value-type="float">
            <text:p>614.21618788005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614.216187880059" calcext:value-type="float">
            <text:p>614.21618788005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16374180343403" calcext:value-type="float">
            <text:p>0.01637418034340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16374180343403" calcext:value-type="float">
            <text:p>0.016374180343403</text:p>
          </table:table-cell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322183689450722" calcext:value-type="float">
            <text:p>0.03221836894507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322207719559948" calcext:value-type="float">
            <text:p>0.032220771955995</text:p>
          </table:table-cell>
          <table:table-cell table:style-name="ce13" office:value-type="string" calcext:value-type="string">
            <text:p>Strict Accuracy</text:p>
          </table:table-cell>
          <table:table-cell table:formula="of:=([.V134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Strict Accuracy</text:p>
          </table:table-cell>
          <table:table-cell table:formula="of:=([.Y134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ine Accuracy</text:p>
          </table:table-cell>
          <table:table-cell table:formula="of:=[.V134]/[.V135]" office:value-type="float" office:value="0.00795500043324505" calcext:value-type="float">
            <text:p>0.007955000433245</text:p>
          </table:table-cell>
          <table:table-cell/>
          <table:table-cell table:style-name="ce13" office:value-type="string" calcext:value-type="string">
            <text:p>Fine Accuracy</text:p>
          </table:table-cell>
          <table:table-cell table:formula="of:=[.Y134]/[.Y135]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Strict Native Sensitivity</text:p>
          </table:table-cell>
          <table:table-cell table:formula="of:=[.V134]/([.V135]+[.V136])" office:value-type="float" office:value="0.00795500043324505" calcext:value-type="float">
            <text:p>0.007955000433245</text:p>
          </table:table-cell>
          <table:table-cell/>
          <table:table-cell table:style-name="ce13" office:value-type="string" calcext:value-type="string">
            <text:p>Strict Native Sensitivity</text:p>
          </table:table-cell>
          <table:table-cell table:formula="of:=[.Y134]/([.Y135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Accuracy</text:p>
          </table:table-cell>
          <table:table-cell table:formula="of:=([.V135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Accuracy</text:p>
          </table:table-cell>
          <table:table-cell table:formula="of:=([.Y135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Precision</text:p>
          </table:table-cell>
          <table:table-cell table:formula="of:=[.V135]/([.V135]+[.V137])" office:value-type="float" office:value="0.754296091856478" calcext:value-type="float">
            <text:p>0.754296091856478</text:p>
          </table:table-cell>
          <table:table-cell/>
          <table:table-cell table:style-name="ce13" office:value-type="string" calcext:value-type="string">
            <text:p>Native Precision</text:p>
          </table:table-cell>
          <table:table-cell table:formula="of:=[.Y135]/([.Y135]+[.Y137])" office:value-type="float" office:value="0.988676626663275" calcext:value-type="float">
            <text:p>0.98867662666327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Sensitivity</text:p>
          </table:table-cell>
          <table:table-cell table:formula="of:=[.V135]/([.V135]+[.V136])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Native Sensitivity</text:p>
          </table:table-cell>
          <table:table-cell table:formula="of:=[.Y135]/([.Y135]+[.Y136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2128" calcext:value-type="float">
            <text:p>2128</text:p>
          </table:table-cell>
          <table:table-cell office:value-type="float" office:value="2737" calcext:value-type="float">
            <text:p>2737</text:p>
          </table:table-cell>
          <table:table-cell office:value-type="float" office:value="1944" calcext:value-type="float">
            <text:p>1944</text:p>
          </table:table-cell>
          <table:table-cell office:value-type="float" office:value="5382" calcext:value-type="float">
            <text:p>5382</text:p>
          </table:table-cell>
          <table:table-cell office:value-type="float" office:value="3258" calcext:value-type="float">
            <text:p>3258</text:p>
          </table:table-cell>
          <table:table-cell office:value-type="float" office:value="6382" calcext:value-type="float">
            <text:p>6382</text:p>
          </table:table-cell>
          <table:table-cell office:value-type="float" office:value="612" calcext:value-type="float">
            <text:p>612</text:p>
          </table:table-cell>
          <table:table-cell office:value-type="float" office:value="1110" calcext:value-type="float">
            <text:p>1110</text:p>
          </table:table-cell>
          <table:table-cell office:value-type="float" office:value="1436" calcext:value-type="float">
            <text:p>1436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F-measure</text:p>
          </table:table-cell>
          <table:table-cell table:formula="of:=2*(([.V143]*[.V144])/([.V143]+[.V144]))" office:value-type="float" office:value="0.859941597496517" calcext:value-type="float">
            <text:p>0.859941597496517</text:p>
          </table:table-cell>
          <table:table-cell/>
          <table:table-cell table:style-name="ce13" office:value-type="string" calcext:value-type="string">
            <text:p>Native F-measure</text:p>
          </table:table-cell>
          <table:table-cell table:formula="of:=2*(([.Y143]*[.Y144])/([.Y143]+[.Y144]))" office:value-type="float" office:value="0.994306076118708" calcext:value-type="float">
            <text:p>0.994306076118708</text:p>
          </table:table-cell>
        </table:table-row>
        <table:table-row table:style-name="ro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Precision</text:p>
          </table:table-cell>
          <table:table-cell table:formula="of:=[.V138]/([.V138]+[.V136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Precision</text:p>
          </table:table-cell>
          <table:table-cell table:formula="of:=[.Y138]/([.Y138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13" table:number-rows-spanned="1">
            <text:p>KNN neighbours_count = 7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Sensitivity</text:p>
          </table:table-cell>
          <table:table-cell table:formula="of:=[.V138]/([.V138]+[.V137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Sensitivity</text:p>
          </table:table-cell>
          <table:table-cell table:formula="of:=[.Y138]/([.Y138]+[.Y137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style-name="ce13" office:value-type="string" calcext:value-type="string">
            <text:p>Foreign F-measure</text:p>
          </table:table-cell>
          <table:table-cell table:formula="of:=2*(([.V146]*[.V147])/([.V146]+[.V147])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F-measure</text:p>
          </table:table-cell>
          <table:table-cell table:formula="of:=2*(([.Y146]*[.Y147])/([.Y146]+[.Y147])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589" calcext:value-type="float">
            <text:p>658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768" calcext:value-type="float">
            <text:p>276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6996" calcext:value-type="float">
            <text:p>6996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5755" calcext:value-type="float">
            <text:p>2575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5755" calcext:value-type="float">
            <text:p>2575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628" calcext:value-type="float">
            <text:p>62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216187880058712" calcext:value-type="float">
            <text:p>0.21618788005871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115577034339584" calcext:value-type="float">
            <text:p>0.11557703433958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41823899371069" calcext:value-type="float">
            <text:p>0.941823899371069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22666666666667" calcext:value-type="float">
            <text:p>0.922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41285714285714" calcext:value-type="float">
            <text:p>0.941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22666666666667" calcext:value-type="float">
            <text:p>0.922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28379714225804" calcext:value-type="float">
            <text:p>0.228379714225804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123472756355716" calcext:value-type="float">
            <text:p>0.12347275635571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13611798113035" calcext:value-type="float">
            <text:p>0.21361179811303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04329681794471" calcext:value-type="float">
            <text:p>0.10432968179447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9428571428571" calcext:value-type="float">
            <text:p>0.999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51991144876858" calcext:value-type="float">
            <text:p>0.35199114487685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188946622579121" calcext:value-type="float">
            <text:p>0.18894662257912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3670886075949" calcext:value-type="float">
            <text:p>0.99367088607594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0238032066103172" calcext:value-type="float">
            <text:p>0.02380320661031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0238032066103172" calcext:value-type="float">
            <text:p>0.02380320661031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0464926892467148" calcext:value-type="float">
            <text:p>0.04649268924671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0464995742475288" calcext:value-type="float">
            <text:p>0.04649957424752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491" calcext:value-type="float">
            <text:p>1491</text:p>
          </table:table-cell>
          <table:table-cell office:value-type="float" office:value="3163" calcext:value-type="float">
            <text:p>3163</text:p>
          </table:table-cell>
          <table:table-cell office:value-type="float" office:value="1311" calcext:value-type="float">
            <text:p>1311</text:p>
          </table:table-cell>
          <table:table-cell office:value-type="float" office:value="5141" calcext:value-type="float">
            <text:p>5141</text:p>
          </table:table-cell>
          <table:table-cell office:value-type="float" office:value="4423" calcext:value-type="float">
            <text:p>4423</text:p>
          </table:table-cell>
          <table:table-cell office:value-type="float" office:value="6220" calcext:value-type="float">
            <text:p>6220</text:p>
          </table:table-cell>
          <table:table-cell office:value-type="float" office:value="439" calcext:value-type="float">
            <text:p>439</text:p>
          </table:table-cell>
          <table:table-cell office:value-type="float" office:value="1487" calcext:value-type="float">
            <text:p>1487</text:p>
          </table:table-cell>
          <table:table-cell office:value-type="float" office:value="1065" calcext:value-type="float">
            <text:p>1065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8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527" calcext:value-type="float">
            <text:p>652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749" calcext:value-type="float">
            <text:p>274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6" calcext:value-type="float">
            <text:p>66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5951" calcext:value-type="float">
            <text:p>2595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5951" calcext:value-type="float">
            <text:p>2595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32" calcext:value-type="float">
            <text:p>43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208459395500704" calcext:value-type="float">
            <text:p>0.20845939550070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108259878160841" calcext:value-type="float">
            <text:p>0.10825987816084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932561794542077" calcext:value-type="float">
            <text:p>0.932561794542077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16638879626542" calcext:value-type="float">
            <text:p>0.9166388796265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932428571428571" calcext:value-type="float">
            <text:p>0.932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916333333333333" calcext:value-type="float">
            <text:p>0.916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22598328490549" calcext:value-type="float">
            <text:p>0.222598328490549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16768199298914" calcext:value-type="float">
            <text:p>0.11676819929891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12412746585736" calcext:value-type="float">
            <text:p>0.21241274658573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3592400690846" calcext:value-type="float">
            <text:p>0.10359240069084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50387984981226" calcext:value-type="float">
            <text:p>0.35038798498122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8773082942097" calcext:value-type="float">
            <text:p>0.1877308294209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97690531177829" calcext:value-type="float">
            <text:p>0.99769053117782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97690531177829" calcext:value-type="float">
            <text:p>0.99769053117782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16374180343403" calcext:value-type="float">
            <text:p>0.01637418034340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16374180343403" calcext:value-type="float">
            <text:p>0.0163741803434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0322195704057279" calcext:value-type="float">
            <text:p>0.03221957040572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0322195704057279" calcext:value-type="float">
            <text:p>0.03221957040572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831" calcext:value-type="float">
            <text:p>1831</text:p>
          </table:table-cell>
          <table:table-cell office:value-type="float" office:value="2842" calcext:value-type="float">
            <text:p>2842</text:p>
          </table:table-cell>
          <table:table-cell office:value-type="float" office:value="2070" calcext:value-type="float">
            <text:p>2070</text:p>
          </table:table-cell>
          <table:table-cell office:value-type="float" office:value="5932" calcext:value-type="float">
            <text:p>5932</text:p>
          </table:table-cell>
          <table:table-cell office:value-type="float" office:value="3768" calcext:value-type="float">
            <text:p>3768</text:p>
          </table:table-cell>
          <table:table-cell office:value-type="float" office:value="5447" calcext:value-type="float">
            <text:p>5447</text:p>
          </table:table-cell>
          <table:table-cell office:value-type="float" office:value="635" calcext:value-type="float">
            <text:p>635</text:p>
          </table:table-cell>
          <table:table-cell office:value-type="float" office:value="1132" calcext:value-type="float">
            <text:p>1132</text:p>
          </table:table-cell>
          <table:table-cell office:value-type="float" office:value="1312" calcext:value-type="float">
            <text:p>1312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9</text:p>
          </table:table-cell>
          <table:covered-table-cell table:style-name="ce1"/>
          <table:covered-table-cell table:style-name="Default"/>
          <table:covered-table-cell table:style-name="ce7" office:value-type="float" office:value="3" calcext:value-type="float">
            <text:p>3</text:p>
          </table:covered-table-cell>
          <table:covered-table-cell table:number-columns-repeated="9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510" calcext:value-type="float">
            <text:p>651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757" calcext:value-type="float">
            <text:p>275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6992" calcext:value-type="float">
            <text:p>699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059" calcext:value-type="float">
            <text:p>2605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059" calcext:value-type="float">
            <text:p>2605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204714974687715" calcext:value-type="float">
            <text:p>0.20471497468771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104856549705612" calcext:value-type="float">
            <text:p>0.1048565497056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931064073226545" calcext:value-type="float">
            <text:p>0.931064073226545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919613075383589" calcext:value-type="float">
            <text:p>0.9196130753835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93" calcext:value-type="float">
            <text:p>0.9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919" calcext:value-type="float">
            <text:p>0.91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191534613426" calcext:value-type="float">
            <text:p>0.2191534613426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13058571282715" calcext:value-type="float">
            <text:p>0.11305857128271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11551844119694" calcext:value-type="float">
            <text:p>0.21155184411969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3176515125443" calcext:value-type="float">
            <text:p>0.10317651512544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98857142857143" calcext:value-type="float">
            <text:p>0.998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99333333333333" calcext:value-type="float">
            <text:p>0.999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49154827594817" calcext:value-type="float">
            <text:p>0.349154827594817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87041831737218" calcext:value-type="float">
            <text:p>0.1870418317372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75903614457831" calcext:value-type="float">
            <text:p>0.97590361445783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93865030674847" calcext:value-type="float">
            <text:p>0.99386503067484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122806352575522" calcext:value-type="float">
            <text:p>0.01228063525755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122806352575522" calcext:value-type="float">
            <text:p>0.01228063525755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0242560359348681" calcext:value-type="float">
            <text:p>0.02425603593486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0242614848927328" calcext:value-type="float">
            <text:p>0.02426148489273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1686" calcext:value-type="float">
            <text:p>1686</text:p>
          </table:table-cell>
          <table:table-cell office:value-type="float" office:value="4077" calcext:value-type="float">
            <text:p>4077</text:p>
          </table:table-cell>
          <table:table-cell office:value-type="float" office:value="1352" calcext:value-type="float">
            <text:p>1352</text:p>
          </table:table-cell>
          <table:table-cell office:value-type="float" office:value="5396" calcext:value-type="float">
            <text:p>5396</text:p>
          </table:table-cell>
          <table:table-cell office:value-type="float" office:value="5488" calcext:value-type="float">
            <text:p>5488</text:p>
          </table:table-cell>
          <table:table-cell office:value-type="float" office:value="3918" calcext:value-type="float">
            <text:p>3918</text:p>
          </table:table-cell>
          <table:table-cell office:value-type="float" office:value="337" calcext:value-type="float">
            <text:p>337</text:p>
          </table:table-cell>
          <table:table-cell office:value-type="float" office:value="1197" calcext:value-type="float">
            <text:p>1197</text:p>
          </table:table-cell>
          <table:table-cell office:value-type="float" office:value="1209" calcext:value-type="float">
            <text:p>1209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481" calcext:value-type="float">
            <text:p>648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754" calcext:value-type="float">
            <text:p>2754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215" calcext:value-type="float">
            <text:p>2621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215" calcext:value-type="float">
            <text:p>262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68" calcext:value-type="float">
            <text:p>16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199173231884492" calcext:value-type="float">
            <text:p>0.1991732318844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0994452574617976" calcext:value-type="float">
            <text:p>0.09944525746179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26254108903816" calcext:value-type="float">
            <text:p>0.926254108903816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18306102034011" calcext:value-type="float">
            <text:p>0.91830610203401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25857142857143" calcext:value-type="float">
            <text:p>0.925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18" calcext:value-type="float">
            <text:p>0.9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214630201000509" calcext:value-type="float">
            <text:p>0.214630201000509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107783412177109" calcext:value-type="float">
            <text:p>0.10778341217710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10676863784174" calcext:value-type="float">
            <text:p>0.21067686378417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02656260696926" calcext:value-type="float">
            <text:p>0.10265626069692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48005570476475" calcext:value-type="float">
            <text:p>0.34800557047647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186192338734712" calcext:value-type="float">
            <text:p>0.1861923387347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82456140350877" calcext:value-type="float">
            <text:p>0.98245614035087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4082840236686" calcext:value-type="float">
            <text:p>0.99408284023668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00636773680021226" calcext:value-type="float">
            <text:p>0.00636773680021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00636773680021226" calcext:value-type="float">
            <text:p>0.0063677368002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012653460872185" calcext:value-type="float">
            <text:p>0.01265346087218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0126544139801145" calcext:value-type="float">
            <text:p>0.0126544139801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1226" calcext:value-type="float">
            <text:p>1226</text:p>
          </table:table-cell>
          <table:table-cell office:value-type="float" office:value="3995" calcext:value-type="float">
            <text:p>3995</text:p>
          </table:table-cell>
          <table:table-cell office:value-type="float" office:value="1499" calcext:value-type="float">
            <text:p>1499</text:p>
          </table:table-cell>
          <table:table-cell office:value-type="float" office:value="5051" calcext:value-type="float">
            <text:p>5051</text:p>
          </table:table-cell>
          <table:table-cell office:value-type="float" office:value="5676" calcext:value-type="float">
            <text:p>5676</text:p>
          </table:table-cell>
          <table:table-cell office:value-type="float" office:value="4279" calcext:value-type="float">
            <text:p>4279</text:p>
          </table:table-cell>
          <table:table-cell office:value-type="float" office:value="408" calcext:value-type="float">
            <text:p>408</text:p>
          </table:table-cell>
          <table:table-cell office:value-type="float" office:value="1329" calcext:value-type="float">
            <text:p>1329</text:p>
          </table:table-cell>
          <table:table-cell office:value-type="float" office:value="1371" calcext:value-type="float">
            <text:p>1371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Dont delete - helper sheet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SVM kernel=’rbf’ C=16 gamma=0.125</text:p>
          </table:table-cell>
          <table:covered-table-cell table:number-columns-repeated="11"/>
          <table:table-cell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table:style-name="ce9" table:formula="of:=[.B61]" office:value-type="float" office:value="645" calcext:value-type="float">
            <text:p>645</text:p>
          </table:table-cell>
          <table:table-cell table:style-name="ce9" table:formula="of:=[.C61]" office:value-type="float" office:value="2" calcext:value-type="float">
            <text:p>2</text:p>
          </table:table-cell>
          <table:table-cell table:style-name="ce9" table:formula="of:=[.D61]" office:value-type="float" office:value="7" calcext:value-type="float">
            <text:p>7</text:p>
          </table:table-cell>
          <table:table-cell table:style-name="ce9" table:formula="of:=[.E61]" office:value-type="float" office:value="0" calcext:value-type="float">
            <text:p>0</text:p>
          </table:table-cell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0" calcext:value-type="float">
            <text:p>0</text:p>
          </table:table-cell>
          <table:table-cell table:style-name="ce9" table:formula="of:=[.H61]" office:value-type="float" office:value="5" calcext:value-type="float">
            <text:p>5</text:p>
          </table:table-cell>
          <table:table-cell table:style-name="ce9" table:formula="of:=[.I61]" office:value-type="float" office:value="0" calcext:value-type="float">
            <text:p>0</text:p>
          </table:table-cell>
          <table:table-cell table:style-name="ce9" table:formula="of:=[.J61]" office:value-type="float" office:value="14" calcext:value-type="float">
            <text:p>14</text:p>
          </table:table-cell>
          <table:table-cell table:style-name="ce9" table:formula="of:=[.K61]" office:value-type="float" office:value="2" calcext:value-type="float">
            <text:p>2</text:p>
          </table:table-cell>
          <table:table-cell table:style-name="ce9" table:formula="of:=[.L61]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2]" office:value-type="float" office:value="1" calcext:value-type="float">
            <text:p>1</text:p>
          </table:table-cell>
          <table:table-cell table:style-name="ce9" table:formula="of:=[.C62]" office:value-type="float" office:value="776" calcext:value-type="float">
            <text:p>776</text:p>
          </table:table-cell>
          <table:table-cell table:style-name="ce9" table:formula="of:=[.D62]" office:value-type="float" office:value="3" calcext:value-type="float">
            <text:p>3</text:p>
          </table:table-cell>
          <table:table-cell table:style-name="ce9" table:formula="of:=[.E62]" office:value-type="float" office:value="0" calcext:value-type="float">
            <text:p>0</text:p>
          </table:table-cell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2" calcext:value-type="float">
            <text:p>2</text:p>
          </table:table-cell>
          <table:table-cell table:style-name="ce9" table:formula="of:=[.H62]" office:value-type="float" office:value="2" calcext:value-type="float">
            <text:p>2</text:p>
          </table:table-cell>
          <table:table-cell table:style-name="ce9" table:formula="of:=[.I62]" office:value-type="float" office:value="0" calcext:value-type="float">
            <text:p>0</text:p>
          </table:table-cell>
          <table:table-cell table:style-name="ce9" table:formula="of:=[.J62]" office:value-type="float" office:value="0" calcext:value-type="float">
            <text:p>0</text:p>
          </table:table-cell>
          <table:table-cell table:style-name="ce9" table:formula="of:=[.K62]" office:value-type="float" office:value="1" calcext:value-type="float">
            <text:p>1</text:p>
          </table:table-cell>
          <table:table-cell table:style-name="ce9" table:formula="of:=[.L62]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3]" office:value-type="float" office:value="1" calcext:value-type="float">
            <text:p>1</text:p>
          </table:table-cell>
          <table:table-cell table:style-name="ce9" table:formula="of:=[.C63]" office:value-type="float" office:value="0" calcext:value-type="float">
            <text:p>0</text:p>
          </table:table-cell>
          <table:table-cell table:style-name="ce9" table:formula="of:=[.D63]" office:value-type="float" office:value="697" calcext:value-type="float">
            <text:p>697</text:p>
          </table:table-cell>
          <table:table-cell table:style-name="ce9" table:formula="of:=[.E63]" office:value-type="float" office:value="5" calcext:value-type="float">
            <text:p>5</text:p>
          </table:table-cell>
          <table:table-cell table:style-name="ce9" table:formula="of:=[.F63]" office:value-type="float" office:value="2" calcext:value-type="float">
            <text:p>2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1" calcext:value-type="float">
            <text:p>1</text:p>
          </table:table-cell>
          <table:table-cell table:style-name="ce9" table:formula="of:=[.I63]" office:value-type="float" office:value="4" calcext:value-type="float">
            <text:p>4</text:p>
          </table:table-cell>
          <table:table-cell table:style-name="ce9" table:formula="of:=[.J63]" office:value-type="float" office:value="3" calcext:value-type="float">
            <text:p>3</text:p>
          </table:table-cell>
          <table:table-cell table:style-name="ce9" table:formula="of:=[.K63]" office:value-type="float" office:value="1" calcext:value-type="float">
            <text:p>1</text:p>
          </table:table-cell>
          <table:table-cell table:style-name="ce9" table:formula="of:=[.L63]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4]" office:value-type="float" office:value="0" calcext:value-type="float">
            <text:p>0</text:p>
          </table:table-cell>
          <table:table-cell table:style-name="ce9" table:formula="of:=[.C64]" office:value-type="float" office:value="0" calcext:value-type="float">
            <text:p>0</text:p>
          </table:table-cell>
          <table:table-cell table:style-name="ce9" table:formula="of:=[.D64]" office:value-type="float" office:value="5" calcext:value-type="float">
            <text:p>5</text:p>
          </table:table-cell>
          <table:table-cell table:style-name="ce9" table:formula="of:=[.E64]" office:value-type="float" office:value="661" calcext:value-type="float">
            <text:p>661</text:p>
          </table:table-cell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5" calcext:value-type="float">
            <text:p>5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style-name="ce9" table:formula="of:=[.I64]" office:value-type="float" office:value="7" calcext:value-type="float">
            <text:p>7</text:p>
          </table:table-cell>
          <table:table-cell table:style-name="ce9" table:formula="of:=[.J64]" office:value-type="float" office:value="3" calcext:value-type="float">
            <text:p>3</text:p>
          </table:table-cell>
          <table:table-cell table:style-name="ce9" table:formula="of:=[.K64]" office:value-type="float" office:value="1" calcext:value-type="float">
            <text:p>1</text:p>
          </table:table-cell>
          <table:table-cell table:style-name="ce9" table:formula="of:=[.L64]"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5]" office:value-type="float" office:value="1" calcext:value-type="float">
            <text:p>1</text:p>
          </table:table-cell>
          <table:table-cell table:style-name="ce9" table:formula="of:=[.C65]" office:value-type="float" office:value="0" calcext:value-type="float">
            <text:p>0</text:p>
          </table:table-cell>
          <table:table-cell table:style-name="ce9" table:formula="of:=[.D65]" office:value-type="float" office:value="1" calcext:value-type="float">
            <text:p>1</text:p>
          </table:table-cell>
          <table:table-cell table:style-name="ce9" table:formula="of:=[.E65]" office:value-type="float" office:value="0" calcext:value-type="float">
            <text:p>0</text:p>
          </table:table-cell>
          <table:table-cell table:style-name="ce9" table:formula="of:=[.F65]" office:value-type="float" office:value="641" calcext:value-type="float">
            <text:p>641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6" calcext:value-type="float">
            <text:p>6</text:p>
          </table:table-cell>
          <table:table-cell table:style-name="ce9" table:formula="of:=[.I65]" office:value-type="float" office:value="0" calcext:value-type="float">
            <text:p>0</text:p>
          </table:table-cell>
          <table:table-cell table:style-name="ce9" table:formula="of:=[.J65]" office:value-type="float" office:value="0" calcext:value-type="float">
            <text:p>0</text:p>
          </table:table-cell>
          <table:table-cell table:style-name="ce9" table:formula="of:=[.K65]" office:value-type="float" office:value="20" calcext:value-type="float">
            <text:p>20</text:p>
          </table:table-cell>
          <table:table-cell table:style-name="ce9" table:formula="of:=[.L65]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6]" office:value-type="float" office:value="1" calcext:value-type="float">
            <text:p>1</text:p>
          </table:table-cell>
          <table:table-cell table:style-name="ce9" table:formula="of:=[.C66]" office:value-type="float" office:value="0" calcext:value-type="float">
            <text:p>0</text:p>
          </table:table-cell>
          <table:table-cell table:style-name="ce9" table:formula="of:=[.D66]" office:value-type="float" office:value="1" calcext:value-type="float">
            <text:p>1</text:p>
          </table:table-cell>
          <table:table-cell table:style-name="ce9" table:formula="of:=[.E66]" office:value-type="float" office:value="16" calcext:value-type="float">
            <text:p>16</text:p>
          </table:table-cell>
          <table:table-cell table:style-name="ce9" table:formula="of:=[.F66]" office:value-type="float" office:value="1" calcext:value-type="float">
            <text:p>1</text:p>
          </table:table-cell>
          <table:table-cell table:style-name="ce9" table:formula="of:=[.G66]" office:value-type="float" office:value="593" calcext:value-type="float">
            <text:p>593</text:p>
          </table:table-cell>
          <table:table-cell table:style-name="ce9" table:formula="of:=[.H66]" office:value-type="float" office:value="1" calcext:value-type="float">
            <text:p>1</text:p>
          </table:table-cell>
          <table:table-cell table:style-name="ce9" table:formula="of:=[.I66]" office:value-type="float" office:value="0" calcext:value-type="float">
            <text:p>0</text:p>
          </table:table-cell>
          <table:table-cell table:style-name="ce9" table:formula="of:=[.J66]" office:value-type="float" office:value="8" calcext:value-type="float">
            <text:p>8</text:p>
          </table:table-cell>
          <table:table-cell table:style-name="ce9" table:formula="of:=[.K66]" office:value-type="float" office:value="4" calcext:value-type="float">
            <text:p>4</text:p>
          </table:table-cell>
          <table:table-cell table:style-name="ce9" table:formula="of:=[.L66]" office:value-type="float" office:value="11" calcext:value-type="float">
            <text:p>1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7]" office:value-type="float" office:value="3" calcext:value-type="float">
            <text:p>3</text:p>
          </table:table-cell>
          <table:table-cell table:style-name="ce9" table:formula="of:=[.C67]" office:value-type="float" office:value="2" calcext:value-type="float">
            <text:p>2</text:p>
          </table:table-cell>
          <table:table-cell table:style-name="ce9" table:formula="of:=[.D67]" office:value-type="float" office:value="4" calcext:value-type="float">
            <text:p>4</text:p>
          </table:table-cell>
          <table:table-cell table:style-name="ce9" table:formula="of:=[.E67]" office:value-type="float" office:value="0" calcext:value-type="float">
            <text:p>0</text:p>
          </table:table-cell>
          <table:table-cell table:style-name="ce9" table:formula="of:=[.F67]" office:value-type="float" office:value="2" calcext:value-type="float">
            <text:p>2</text:p>
          </table:table-cell>
          <table:table-cell table:style-name="ce9" table:formula="of:=[.G67]" office:value-type="float" office:value="0" calcext:value-type="float">
            <text:p>0</text:p>
          </table:table-cell>
          <table:table-cell table:style-name="ce9" table:formula="of:=[.H67]" office:value-type="float" office:value="639" calcext:value-type="float">
            <text:p>639</text:p>
          </table:table-cell>
          <table:table-cell table:style-name="ce9" table:formula="of:=[.I67]" office:value-type="float" office:value="0" calcext:value-type="float">
            <text:p>0</text:p>
          </table:table-cell>
          <table:table-cell table:style-name="ce9" table:formula="of:=[.J67]" office:value-type="float" office:value="10" calcext:value-type="float">
            <text:p>10</text:p>
          </table:table-cell>
          <table:table-cell table:style-name="ce9" table:formula="of:=[.K67]" office:value-type="float" office:value="0" calcext:value-type="float">
            <text:p>0</text:p>
          </table:table-cell>
          <table:table-cell table:style-name="ce9" table:formula="of:=[.L67]" office:value-type="float" office:value="14" calcext:value-type="float">
            <text:p>1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8]" office:value-type="float" office:value="0" calcext:value-type="float">
            <text:p>0</text:p>
          </table:table-cell>
          <table:table-cell table:style-name="ce9" table:formula="of:=[.C68]" office:value-type="float" office:value="1" calcext:value-type="float">
            <text:p>1</text:p>
          </table:table-cell>
          <table:table-cell table:style-name="ce9" table:formula="of:=[.D68]" office:value-type="float" office:value="4" calcext:value-type="float">
            <text:p>4</text:p>
          </table:table-cell>
          <table:table-cell table:style-name="ce9" table:formula="of:=[.E68]" office:value-type="float" office:value="2" calcext:value-type="float">
            <text:p>2</text:p>
          </table:table-cell>
          <table:table-cell table:style-name="ce9" table:formula="of:=[.F68]" office:value-type="float" office:value="8" calcext:value-type="float">
            <text:p>8</text:p>
          </table:table-cell>
          <table:table-cell table:style-name="ce9" table:formula="of:=[.G68]" office:value-type="float" office:value="0" calcext:value-type="float">
            <text:p>0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style-name="ce9" table:formula="of:=[.I68]" office:value-type="float" office:value="651" calcext:value-type="float">
            <text:p>651</text:p>
          </table:table-cell>
          <table:table-cell table:style-name="ce9" table:formula="of:=[.J68]" office:value-type="float" office:value="0" calcext:value-type="float">
            <text:p>0</text:p>
          </table:table-cell>
          <table:table-cell table:style-name="ce9" table:formula="of:=[.K68]" office:value-type="float" office:value="35" calcext:value-type="float">
            <text:p>35</text:p>
          </table:table-cell>
          <table:table-cell table:style-name="ce9" table:formula="of:=[.L68]" office:value-type="float" office:value="17" calcext:value-type="float">
            <text:p>17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9]" office:value-type="float" office:value="11" calcext:value-type="float">
            <text:p>11</text:p>
          </table:table-cell>
          <table:table-cell table:style-name="ce9" table:formula="of:=[.C69]" office:value-type="float" office:value="1" calcext:value-type="float">
            <text:p>1</text:p>
          </table:table-cell>
          <table:table-cell table:style-name="ce9" table:formula="of:=[.D69]" office:value-type="float" office:value="6" calcext:value-type="float">
            <text:p>6</text:p>
          </table:table-cell>
          <table:table-cell table:style-name="ce9" table:formula="of:=[.E69]" office:value-type="float" office:value="3" calcext:value-type="float">
            <text:p>3</text:p>
          </table:table-cell>
          <table:table-cell table:style-name="ce9" table:formula="of:=[.F69]" office:value-type="float" office:value="1" calcext:value-type="float">
            <text:p>1</text:p>
          </table:table-cell>
          <table:table-cell table:style-name="ce9" table:formula="of:=[.G69]" office:value-type="float" office:value="1" calcext:value-type="float">
            <text:p>1</text:p>
          </table:table-cell>
          <table:table-cell table:style-name="ce9" table:formula="of:=[.H69]" office:value-type="float" office:value="2" calcext:value-type="float">
            <text:p>2</text:p>
          </table:table-cell>
          <table:table-cell table:style-name="ce9" table:formula="of:=[.I69]" office:value-type="float" office:value="0" calcext:value-type="float">
            <text:p>0</text:p>
          </table:table-cell>
          <table:table-cell table:style-name="ce9" table:formula="of:=[.J69]" office:value-type="float" office:value="629" calcext:value-type="float">
            <text:p>629</text:p>
          </table:table-cell>
          <table:table-cell table:style-name="ce9" table:formula="of:=[.K69]" office:value-type="float" office:value="3" calcext:value-type="float">
            <text:p>3</text:p>
          </table:table-cell>
          <table:table-cell table:style-name="ce9" table:formula="of:=[.L69]" office:value-type="float" office:value="17" calcext:value-type="float">
            <text:p>17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0]" office:value-type="float" office:value="0" calcext:value-type="float">
            <text:p>0</text:p>
          </table:table-cell>
          <table:table-cell table:style-name="ce9" table:formula="of:=[.C70]" office:value-type="float" office:value="2" calcext:value-type="float">
            <text:p>2</text:p>
          </table:table-cell>
          <table:table-cell table:style-name="ce9" table:formula="of:=[.D70]" office:value-type="float" office:value="0" calcext:value-type="float">
            <text:p>0</text:p>
          </table:table-cell>
          <table:table-cell table:style-name="ce9" table:formula="of:=[.E70]" office:value-type="float" office:value="5" calcext:value-type="float">
            <text:p>5</text:p>
          </table:table-cell>
          <table:table-cell table:style-name="ce9" table:formula="of:=[.F70]" office:value-type="float" office:value="12" calcext:value-type="float">
            <text:p>12</text:p>
          </table:table-cell>
          <table:table-cell table:style-name="ce9" table:formula="of:=[.G70]" office:value-type="float" office:value="5" calcext:value-type="float">
            <text:p>5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style-name="ce9" table:formula="of:=[.I70]" office:value-type="float" office:value="14" calcext:value-type="float">
            <text:p>14</text:p>
          </table:table-cell>
          <table:table-cell table:style-name="ce9" table:formula="of:=[.J70]" office:value-type="float" office:value="7" calcext:value-type="float">
            <text:p>7</text:p>
          </table:table-cell>
          <table:table-cell table:style-name="ce9" table:formula="of:=[.K70]" office:value-type="float" office:value="672" calcext:value-type="float">
            <text:p>672</text:p>
          </table:table-cell>
          <table:table-cell table:style-name="ce9" table:formula="of:=[.L70]" office:value-type="float" office:value="22" calcext:value-type="float">
            <text:p>22</text:p>
          </table:table-cell>
          <table:table-cell table:style-name="ce9"/>
        </table:table-row>
        <table:table-row table:style-name="ro1"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table:style-name="ce9" table:formula="of:=[.B72]" office:value-type="float" office:value="281" calcext:value-type="float">
            <text:p>281</text:p>
          </table:table-cell>
          <table:table-cell table:style-name="ce9" table:formula="of:=[.C72]" office:value-type="float" office:value="0" calcext:value-type="float">
            <text:p>0</text:p>
          </table:table-cell>
          <table:table-cell table:style-name="ce9" table:formula="of:=[.D72]" office:value-type="float" office:value="4" calcext:value-type="float">
            <text:p>4</text:p>
          </table:table-cell>
          <table:table-cell table:style-name="ce9" table:formula="of:=[.E72]" office:value-type="float" office:value="0" calcext:value-type="float">
            <text:p>0</text:p>
          </table:table-cell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0" calcext:value-type="float">
            <text:p>0</text:p>
          </table:table-cell>
          <table:table-cell table:style-name="ce9" table:formula="of:=[.H72]" office:value-type="float" office:value="6" calcext:value-type="float">
            <text:p>6</text:p>
          </table:table-cell>
          <table:table-cell table:style-name="ce9" table:formula="of:=[.I72]" office:value-type="float" office:value="1" calcext:value-type="float">
            <text:p>1</text:p>
          </table:table-cell>
          <table:table-cell table:style-name="ce9" table:formula="of:=[.J72]" office:value-type="float" office:value="2" calcext:value-type="float">
            <text:p>2</text:p>
          </table:table-cell>
          <table:table-cell table:style-name="ce9" table:formula="of:=[.K72]" office:value-type="float" office:value="0" calcext:value-type="float">
            <text:p>0</text:p>
          </table:table-cell>
          <table:table-cell table:style-name="ce9" table:formula="of:=[.L72]" office:value-type="float" office:value="6" calcext:value-type="float">
            <text:p>6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3]" office:value-type="float" office:value="0" calcext:value-type="float">
            <text:p>0</text:p>
          </table:table-cell>
          <table:table-cell table:style-name="ce9" table:formula="of:=[.C73]" office:value-type="float" office:value="337" calcext:value-type="float">
            <text:p>337</text:p>
          </table:table-cell>
          <table:table-cell table:style-name="ce9" table:formula="of:=[.D73]" office:value-type="float" office:value="2" calcext:value-type="float">
            <text:p>2</text:p>
          </table:table-cell>
          <table:table-cell table:style-name="ce9" table:formula="of:=[.E73]" office:value-type="float" office:value="1" calcext:value-type="float">
            <text:p>1</text:p>
          </table:table-cell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1" calcext:value-type="float">
            <text:p>1</text:p>
          </table:table-cell>
          <table:table-cell table:style-name="ce9" table:formula="of:=[.H73]" office:value-type="float" office:value="1" calcext:value-type="float">
            <text:p>1</text:p>
          </table:table-cell>
          <table:table-cell table:style-name="ce9" table:formula="of:=[.I73]" office:value-type="float" office:value="1" calcext:value-type="float">
            <text:p>1</text:p>
          </table:table-cell>
          <table:table-cell table:style-name="ce9" table:formula="of:=[.J73]" office:value-type="float" office:value="1" calcext:value-type="float">
            <text:p>1</text:p>
          </table:table-cell>
          <table:table-cell table:style-name="ce9" table:formula="of:=[.K73]" office:value-type="float" office:value="0" calcext:value-type="float">
            <text:p>0</text:p>
          </table:table-cell>
          <table:table-cell table:style-name="ce9" table:formula="of:=[.L73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4]" office:value-type="float" office:value="1" calcext:value-type="float">
            <text:p>1</text:p>
          </table:table-cell>
          <table:table-cell table:style-name="ce9" table:formula="of:=[.C74]" office:value-type="float" office:value="1" calcext:value-type="float">
            <text:p>1</text:p>
          </table:table-cell>
          <table:table-cell table:style-name="ce9" table:formula="of:=[.D74]" office:value-type="float" office:value="300" calcext:value-type="float">
            <text:p>300</text:p>
          </table:table-cell>
          <table:table-cell table:style-name="ce9" table:formula="of:=[.E74]" office:value-type="float" office:value="1" calcext:value-type="float">
            <text:p>1</text:p>
          </table:table-cell>
          <table:table-cell table:style-name="ce9" table:formula="of:=[.F74]" office:value-type="float" office:value="0" calcext:value-type="float">
            <text:p>0</text:p>
          </table:table-cell>
          <table:table-cell table:style-name="ce9" table:formula="of:=[.G74]" office:value-type="float" office:value="1" calcext:value-type="float">
            <text:p>1</text:p>
          </table:table-cell>
          <table:table-cell table:style-name="ce9" table:formula="of:=[.H74]" office:value-type="float" office:value="1" calcext:value-type="float">
            <text:p>1</text:p>
          </table:table-cell>
          <table:table-cell table:style-name="ce9" table:formula="of:=[.I74]" office:value-type="float" office:value="1" calcext:value-type="float">
            <text:p>1</text:p>
          </table:table-cell>
          <table:table-cell table:style-name="ce9" table:formula="of:=[.J74]" office:value-type="float" office:value="2" calcext:value-type="float">
            <text:p>2</text:p>
          </table:table-cell>
          <table:table-cell table:style-name="ce9" table:formula="of:=[.K74]" office:value-type="float" office:value="0" calcext:value-type="float">
            <text:p>0</text:p>
          </table:table-cell>
          <table:table-cell table:style-name="ce9" table:formula="of:=[.L74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5]" office:value-type="float" office:value="0" calcext:value-type="float">
            <text:p>0</text:p>
          </table:table-cell>
          <table:table-cell table:style-name="ce9" table:formula="of:=[.C75]" office:value-type="float" office:value="0" calcext:value-type="float">
            <text:p>0</text:p>
          </table:table-cell>
          <table:table-cell table:style-name="ce9" table:formula="of:=[.D75]" office:value-type="float" office:value="3" calcext:value-type="float">
            <text:p>3</text:p>
          </table:table-cell>
          <table:table-cell table:style-name="ce9" table:formula="of:=[.E75]" office:value-type="float" office:value="284" calcext:value-type="float">
            <text:p>284</text:p>
          </table:table-cell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3" calcext:value-type="float">
            <text:p>3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style-name="ce9" table:formula="of:=[.I75]" office:value-type="float" office:value="7" calcext:value-type="float">
            <text:p>7</text:p>
          </table:table-cell>
          <table:table-cell table:style-name="ce9" table:formula="of:=[.J75]" office:value-type="float" office:value="2" calcext:value-type="float">
            <text:p>2</text:p>
          </table:table-cell>
          <table:table-cell table:style-name="ce9" table:formula="of:=[.K75]" office:value-type="float" office:value="0" calcext:value-type="float">
            <text:p>0</text:p>
          </table:table-cell>
          <table:table-cell table:style-name="ce9" table:formula="of:=[.L75]" office:value-type="float" office:value="16" calcext:value-type="float">
            <text:p>16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6]" office:value-type="float" office:value="0" calcext:value-type="float">
            <text:p>0</text:p>
          </table:table-cell>
          <table:table-cell table:style-name="ce9" table:formula="of:=[.C76]" office:value-type="float" office:value="1" calcext:value-type="float">
            <text:p>1</text:p>
          </table:table-cell>
          <table:table-cell table:style-name="ce9" table:formula="of:=[.D76]" office:value-type="float" office:value="0" calcext:value-type="float">
            <text:p>0</text:p>
          </table:table-cell>
          <table:table-cell table:style-name="ce9" table:formula="of:=[.E76]" office:value-type="float" office:value="0" calcext:value-type="float">
            <text:p>0</text:p>
          </table:table-cell>
          <table:table-cell table:style-name="ce9" table:formula="of:=[.F76]" office:value-type="float" office:value="280" calcext:value-type="float">
            <text:p>280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2" calcext:value-type="float">
            <text:p>2</text:p>
          </table:table-cell>
          <table:table-cell table:style-name="ce9" table:formula="of:=[.I76]" office:value-type="float" office:value="3" calcext:value-type="float">
            <text:p>3</text:p>
          </table:table-cell>
          <table:table-cell table:style-name="ce9" table:formula="of:=[.J76]" office:value-type="float" office:value="2" calcext:value-type="float">
            <text:p>2</text:p>
          </table:table-cell>
          <table:table-cell table:style-name="ce9" table:formula="of:=[.K76]" office:value-type="float" office:value="11" calcext:value-type="float">
            <text:p>11</text:p>
          </table:table-cell>
          <table:table-cell table:style-name="ce9" table:formula="of:=[.L76]"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table:style-name="ce9" table:formula="of:=[.B77]" office:value-type="float" office:value="0" calcext:value-type="float">
            <text:p>0</text:p>
          </table:table-cell>
          <table:table-cell table:style-name="ce9" table:formula="of:=[.C77]" office:value-type="float" office:value="0" calcext:value-type="float">
            <text:p>0</text:p>
          </table:table-cell>
          <table:table-cell table:style-name="ce9" table:formula="of:=[.D77]" office:value-type="float" office:value="1" calcext:value-type="float">
            <text:p>1</text:p>
          </table:table-cell>
          <table:table-cell table:style-name="ce9" table:formula="of:=[.E77]" office:value-type="float" office:value="9" calcext:value-type="float">
            <text:p>9</text:p>
          </table:table-cell>
          <table:table-cell table:style-name="ce9" table:formula="of:=[.F77]" office:value-type="float" office:value="1" calcext:value-type="float">
            <text:p>1</text:p>
          </table:table-cell>
          <table:table-cell table:style-name="ce9" table:formula="of:=[.G77]" office:value-type="float" office:value="238" calcext:value-type="float">
            <text:p>238</text:p>
          </table:table-cell>
          <table:table-cell table:style-name="ce9" table:formula="of:=[.H77]" office:value-type="float" office:value="1" calcext:value-type="float">
            <text:p>1</text:p>
          </table:table-cell>
          <table:table-cell table:style-name="ce9" table:formula="of:=[.I77]" office:value-type="float" office:value="1" calcext:value-type="float">
            <text:p>1</text:p>
          </table:table-cell>
          <table:table-cell table:style-name="ce9" table:formula="of:=[.J77]" office:value-type="float" office:value="2" calcext:value-type="float">
            <text:p>2</text:p>
          </table:table-cell>
          <table:table-cell table:style-name="ce9" table:formula="of:=[.K77]" office:value-type="float" office:value="0" calcext:value-type="float">
            <text:p>0</text:p>
          </table:table-cell>
          <table:table-cell table:style-name="ce9" table:formula="of:=[.L77]"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table:style-name="ce9" table:formula="of:=[.B78]" office:value-type="float" office:value="2" calcext:value-type="float">
            <text:p>2</text:p>
          </table:table-cell>
          <table:table-cell table:style-name="ce9" table:formula="of:=[.C78]" office:value-type="float" office:value="1" calcext:value-type="float">
            <text:p>1</text:p>
          </table:table-cell>
          <table:table-cell table:style-name="ce9" table:formula="of:=[.D78]" office:value-type="float" office:value="1" calcext:value-type="float">
            <text:p>1</text:p>
          </table:table-cell>
          <table:table-cell table:style-name="ce9" table:formula="of:=[.E78]" office:value-type="float" office:value="0" calcext:value-type="float">
            <text:p>0</text:p>
          </table:table-cell>
          <table:table-cell table:style-name="ce9" table:formula="of:=[.F78]" office:value-type="float" office:value="0" calcext:value-type="float">
            <text:p>0</text:p>
          </table:table-cell>
          <table:table-cell table:style-name="ce9" table:formula="of:=[.G78]" office:value-type="float" office:value="1" calcext:value-type="float">
            <text:p>1</text:p>
          </table:table-cell>
          <table:table-cell table:style-name="ce9" table:formula="of:=[.H78]" office:value-type="float" office:value="267" calcext:value-type="float">
            <text:p>267</text:p>
          </table:table-cell>
          <table:table-cell table:style-name="ce9" table:formula="of:=[.I78]" office:value-type="float" office:value="0" calcext:value-type="float">
            <text:p>0</text:p>
          </table:table-cell>
          <table:table-cell table:style-name="ce9" table:formula="of:=[.J78]" office:value-type="float" office:value="4" calcext:value-type="float">
            <text:p>4</text:p>
          </table:table-cell>
          <table:table-cell table:style-name="ce9" table:formula="of:=[.K78]" office:value-type="float" office:value="0" calcext:value-type="float">
            <text:p>0</text:p>
          </table:table-cell>
          <table:table-cell table:style-name="ce9" table:formula="of:=[.L78]"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 table:style-name="ce9" table:formula="of:=[.B79]" office:value-type="float" office:value="0" calcext:value-type="float">
            <text:p>0</text:p>
          </table:table-cell>
          <table:table-cell table:style-name="ce9" table:formula="of:=[.C79]" office:value-type="float" office:value="0" calcext:value-type="float">
            <text:p>0</text:p>
          </table:table-cell>
          <table:table-cell table:style-name="ce9" table:formula="of:=[.D79]" office:value-type="float" office:value="0" calcext:value-type="float">
            <text:p>0</text:p>
          </table:table-cell>
          <table:table-cell table:style-name="ce9" table:formula="of:=[.E79]" office:value-type="float" office:value="0" calcext:value-type="float">
            <text:p>0</text:p>
          </table:table-cell>
          <table:table-cell table:style-name="ce9" table:formula="of:=[.F79]" office:value-type="float" office:value="3" calcext:value-type="float">
            <text:p>3</text:p>
          </table:table-cell>
          <table:table-cell table:style-name="ce9" table:formula="of:=[.G79]" office:value-type="float" office:value="0" calcext:value-type="float">
            <text:p>0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style-name="ce9" table:formula="of:=[.I79]" office:value-type="float" office:value="291" calcext:value-type="float">
            <text:p>291</text:p>
          </table:table-cell>
          <table:table-cell table:style-name="ce9" table:formula="of:=[.J79]" office:value-type="float" office:value="0" calcext:value-type="float">
            <text:p>0</text:p>
          </table:table-cell>
          <table:table-cell table:style-name="ce9" table:formula="of:=[.K79]" office:value-type="float" office:value="10" calcext:value-type="float">
            <text:p>10</text:p>
          </table:table-cell>
          <table:table-cell table:style-name="ce9" table:formula="of:=[.L79]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table:style-name="ce9" table:formula="of:=[.B80]" office:value-type="float" office:value="5" calcext:value-type="float">
            <text:p>5</text:p>
          </table:table-cell>
          <table:table-cell table:style-name="ce9" table:formula="of:=[.C80]" office:value-type="float" office:value="1" calcext:value-type="float">
            <text:p>1</text:p>
          </table:table-cell>
          <table:table-cell table:style-name="ce9" table:formula="of:=[.D80]" office:value-type="float" office:value="3" calcext:value-type="float">
            <text:p>3</text:p>
          </table:table-cell>
          <table:table-cell table:style-name="ce9" table:formula="of:=[.E80]" office:value-type="float" office:value="1" calcext:value-type="float">
            <text:p>1</text:p>
          </table:table-cell>
          <table:table-cell table:style-name="ce9" table:formula="of:=[.F80]" office:value-type="float" office:value="1" calcext:value-type="float">
            <text:p>1</text:p>
          </table:table-cell>
          <table:table-cell table:style-name="ce9" table:formula="of:=[.G80]" office:value-type="float" office:value="2" calcext:value-type="float">
            <text:p>2</text:p>
          </table:table-cell>
          <table:table-cell table:style-name="ce9" table:formula="of:=[.H80]" office:value-type="float" office:value="2" calcext:value-type="float">
            <text:p>2</text:p>
          </table:table-cell>
          <table:table-cell table:style-name="ce9" table:formula="of:=[.I80]" office:value-type="float" office:value="1" calcext:value-type="float">
            <text:p>1</text:p>
          </table:table-cell>
          <table:table-cell table:style-name="ce9" table:formula="of:=[.J80]" office:value-type="float" office:value="270" calcext:value-type="float">
            <text:p>270</text:p>
          </table:table-cell>
          <table:table-cell table:style-name="ce9" table:formula="of:=[.K80]" office:value-type="float" office:value="4" calcext:value-type="float">
            <text:p>4</text:p>
          </table:table-cell>
          <table:table-cell table:style-name="ce9" table:formula="of:=[.L80]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9" table:formula="of:=[.B81]" office:value-type="float" office:value="0" calcext:value-type="float">
            <text:p>0</text:p>
          </table:table-cell>
          <table:table-cell table:style-name="ce9" table:formula="of:=[.C81]" office:value-type="float" office:value="1" calcext:value-type="float">
            <text:p>1</text:p>
          </table:table-cell>
          <table:table-cell table:style-name="ce9" table:formula="of:=[.D81]" office:value-type="float" office:value="0" calcext:value-type="float">
            <text:p>0</text:p>
          </table:table-cell>
          <table:table-cell table:style-name="ce9" table:formula="of:=[.E81]" office:value-type="float" office:value="0" calcext:value-type="float">
            <text:p>0</text:p>
          </table:table-cell>
          <table:table-cell table:style-name="ce9" table:formula="of:=[.F81]" office:value-type="float" office:value="3" calcext:value-type="float">
            <text:p>3</text:p>
          </table:table-cell>
          <table:table-cell table:style-name="ce9" table:formula="of:=[.G81]" office:value-type="float" office:value="4" calcext:value-type="float">
            <text:p>4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style-name="ce9" table:formula="of:=[.I81]" office:value-type="float" office:value="7" calcext:value-type="float">
            <text:p>7</text:p>
          </table:table-cell>
          <table:table-cell table:style-name="ce9" table:formula="of:=[.J81]" office:value-type="float" office:value="2" calcext:value-type="float">
            <text:p>2</text:p>
          </table:table-cell>
          <table:table-cell table:style-name="ce9" table:formula="of:=[.K81]" office:value-type="float" office:value="248" calcext:value-type="float">
            <text:p>248</text:p>
          </table:table-cell>
          <table:table-cell table:style-name="ce9" table:formula="of:=[.L81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foreign</text:p>
          </table:table-cell>
          <table:table-cell table:style-name="ce9" table:formula="of:=[.B93]" office:value-type="float" office:value="969" calcext:value-type="float">
            <text:p>969</text:p>
          </table:table-cell>
          <table:table-cell table:style-name="ce9" table:formula="of:=[.C93]" office:value-type="float" office:value="1990" calcext:value-type="float">
            <text:p>1990</text:p>
          </table:table-cell>
          <table:table-cell table:style-name="ce9" table:formula="of:=[.D93]" office:value-type="float" office:value="2257" calcext:value-type="float">
            <text:p>2257</text:p>
          </table:table-cell>
          <table:table-cell table:style-name="ce9" table:formula="of:=[.E93]" office:value-type="float" office:value="515" calcext:value-type="float">
            <text:p>515</text:p>
          </table:table-cell>
          <table:table-cell table:style-name="ce9" table:formula="of:=[.F93]" office:value-type="float" office:value="3215" calcext:value-type="float">
            <text:p>3215</text:p>
          </table:table-cell>
          <table:table-cell table:style-name="ce9" table:formula="of:=[.G93]" office:value-type="float" office:value="4194" calcext:value-type="float">
            <text:p>4194</text:p>
          </table:table-cell>
          <table:table-cell table:style-name="ce9" table:formula="of:=[.H93]" office:value-type="float" office:value="7010" calcext:value-type="float">
            <text:p>7010</text:p>
          </table:table-cell>
          <table:table-cell table:style-name="ce9" table:formula="of:=[.I93]" office:value-type="float" office:value="488" calcext:value-type="float">
            <text:p>488</text:p>
          </table:table-cell>
          <table:table-cell table:style-name="ce9" table:formula="of:=[.J93]" office:value-type="float" office:value="1324" calcext:value-type="float">
            <text:p>1324</text:p>
          </table:table-cell>
          <table:table-cell table:style-name="ce9" table:formula="of:=[.K93]" office:value-type="float" office:value="553" calcext:value-type="float">
            <text:p>553</text:p>
          </table:table-cell>
          <table:table-cell table:style-name="ce9" table:formula="of:=[.L93]" office:value-type="float" office:value="3868" calcext:value-type="float">
            <text:p>3868</text:p>
          </table:table-cell>
          <table:table-cell/>
        </table:table-row>
        <table:table-row table:style-name="ro1" table:number-rows-repeated="36">
          <table:table-cell table:number-columns-repeated="13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1990" calcext:value-type="float">
            <text:p>1990</text:p>
          </table:table-cell>
          <table:table-cell office:value-type="float" office:value="2257" calcext:value-type="float">
            <text:p>2257</text:p>
          </table:table-cell>
          <table:table-cell office:value-type="float" office:value="515" calcext:value-type="float">
            <text:p>515</text:p>
          </table:table-cell>
          <table:table-cell office:value-type="float" office:value="3215" calcext:value-type="float">
            <text:p>3215</text:p>
          </table:table-cell>
          <table:table-cell office:value-type="float" office:value="4194" calcext:value-type="float">
            <text:p>4194</text:p>
          </table:table-cell>
          <table:table-cell office:value-type="float" office:value="7010" calcext:value-type="float">
            <text:p>7010</text:p>
          </table:table-cell>
          <table:table-cell office:value-type="float" office:value="488" calcext:value-type="float">
            <text:p>488</text:p>
          </table:table-cell>
          <table:table-cell office:value-type="float" office:value="1324" calcext:value-type="float">
            <text:p>1324</text:p>
          </table:table-cell>
          <table:table-cell office:value-type="float" office:value="553" calcext:value-type="float">
            <text:p>553</text:p>
          </table:table-cell>
          <table:table-cell office:value-type="float" office:value="3868" calcext:value-type="float">
            <text:p>38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8:50:16.051944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33:50.586565978</meta:creation-date>
    <dc:date>2016-12-23T09:44:19.925414645</dc:date>
    <meta:editing-duration>PT1H35M51S</meta:editing-duration>
    <meta:editing-cycles>48</meta:editing-cycles>
    <meta:generator>LibreOffice/5.2.3.3$Linux_X86_64 LibreOffice_project/20m0$Build-3</meta:generator>
    <meta:document-statistic meta:table-count="4" meta:cell-count="9226" meta:object-count="0"/>
  </office:meta>
</office:document-meta>
</file>